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9.775cm"/>
    </style:style>
    <style:style style:name="co3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9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  <style:style style:name="ce2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C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number-columns-repeated="3" table:default-cell-style-name="ce21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roisé par : Départements X Typologie Mutuelles X Typologie Mutuelles détaillée</text:p>
          </table:table-cell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4"/>
          <table:table-cell table:number-columns-repeated="2"/>
          <table:table-cell table:style-name="Default" table:number-columns-repeated="4"/>
        </table:table-row>
        <table:table-row table:style-name="ro3">
          <table:table-cell table:style-name="ce5" office:value-type="string" calcext:value-type="string">
            <text:p>Département</text:p>
          </table:table-cell>
          <table:table-cell table:style-name="ce6" office:value-type="string" calcext:value-type="string">
            <text:p>Typologie Mutuelles</text:p>
          </table:table-cell>
          <table:table-cell table:style-name="ce6" office:value-type="string" calcext:value-type="string">
            <text:p>Typologie Mutuelles détaillée</text:p>
          </table:table-cell>
          <table:table-cell table:style-name="ce7" office:value-type="string" calcext:value-type="string">
            <text:p>Nombre d’établissements</text:p>
          </table:table-cell>
          <table:table-cell table:style-name="ce7" office:value-type="string" calcext:value-type="string">
            <text:p>Effectifs au 31/12</text:p>
          </table:table-cell>
          <table:table-cell table:style-name="ce7" office:value-type="string" calcext:value-type="string">
            <text:p>Effectifs EQTP</text:p>
          </table:table-cell>
          <table:table-cell table:style-name="ce7" office:value-type="string" calcext:value-type="string">
            <text:p>Rémunérations brutes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7479" calcext:value-type="float">
            <text:p>7 479</text:p>
          </table:table-cell>
          <table:table-cell table:style-name="ce8" office:value-type="float" office:value="136906" calcext:value-type="float">
            <text:p>136 906</text:p>
          </table:table-cell>
          <table:table-cell table:style-name="ce8" office:value-type="float" office:value="123909" calcext:value-type="float">
            <text:p>123 909</text:p>
          </table:table-cell>
          <table:table-cell table:style-name="ce8" office:value-type="float" office:value="5044000821" calcext:value-type="float">
            <text:p>5 044 000 821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7591" calcext:value-type="float">
            <text:p>7 591</text:p>
          </table:table-cell>
          <table:table-cell table:style-name="ce8" office:value-type="float" office:value="6214" calcext:value-type="float">
            <text:p>6 214</text:p>
          </table:table-cell>
          <table:table-cell table:style-name="ce8" office:value-type="float" office:value="147671817" calcext:value-type="float">
            <text:p>147 671 817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88" calcext:value-type="float">
            <text:p>18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759" calcext:value-type="float">
            <text:p>4 759</text:p>
          </table:table-cell>
          <table:table-cell table:style-name="ce8" office:value-type="float" office:value="84186" calcext:value-type="float">
            <text:p>84 186</text:p>
          </table:table-cell>
          <table:table-cell table:style-name="ce8" office:value-type="float" office:value="78386" calcext:value-type="float">
            <text:p>78 386</text:p>
          </table:table-cell>
          <table:table-cell table:style-name="ce8" office:value-type="float" office:value="3488242846" calcext:value-type="float">
            <text:p>3 488 242 846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14539" calcext:value-type="float">
            <text:p>14 539</text:p>
          </table:table-cell>
          <table:table-cell table:style-name="ce8" office:value-type="float" office:value="12566" calcext:value-type="float">
            <text:p>12 566</text:p>
          </table:table-cell>
          <table:table-cell table:style-name="ce8" office:value-type="float" office:value="343809358" calcext:value-type="float">
            <text:p>343 809 358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22130" calcext:value-type="float">
            <text:p>22 130</text:p>
          </table:table-cell>
          <table:table-cell table:style-name="ce8" office:value-type="float" office:value="18780" calcext:value-type="float">
            <text:p>18 780</text:p>
          </table:table-cell>
          <table:table-cell table:style-name="ce8" office:value-type="float" office:value="491481175" calcext:value-type="float">
            <text:p>491 481 175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949" calcext:value-type="float">
            <text:p>4 949</text:p>
          </table:table-cell>
          <table:table-cell table:style-name="ce8" office:value-type="float" office:value="86196" calcext:value-type="float">
            <text:p>86 196</text:p>
          </table:table-cell>
          <table:table-cell table:style-name="ce8" office:value-type="float" office:value="80253" calcext:value-type="float">
            <text:p>80 253</text:p>
          </table:table-cell>
          <table:table-cell table:style-name="ce8" office:value-type="float" office:value="3567241940" calcext:value-type="float">
            <text:p>3 567 241 940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94" calcext:value-type="float">
            <text:p>1 094</text:p>
          </table:table-cell>
          <table:table-cell table:style-name="ce8" office:value-type="float" office:value="6509" calcext:value-type="float">
            <text:p>6 509</text:p>
          </table:table-cell>
          <table:table-cell table:style-name="ce8" office:value-type="float" office:value="6007" calcext:value-type="float">
            <text:p>6 007</text:p>
          </table:table-cell>
          <table:table-cell table:style-name="ce8" office:value-type="float" office:value="214596184" calcext:value-type="float">
            <text:p>214 596 184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42" calcext:value-type="float">
            <text:p>742</text:p>
          </table:table-cell>
          <table:table-cell table:style-name="ce8" office:value-type="float" office:value="22071" calcext:value-type="float">
            <text:p>22 071</text:p>
          </table:table-cell>
          <table:table-cell table:style-name="ce8" office:value-type="float" office:value="18869" calcext:value-type="float">
            <text:p>18 869</text:p>
          </table:table-cell>
          <table:table-cell table:style-name="ce8" office:value-type="float" office:value="770681522" calcext:value-type="float">
            <text:p>770 681 522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7591" calcext:value-type="float">
            <text:p>7 591</text:p>
          </table:table-cell>
          <table:table-cell table:style-name="ce8" office:value-type="float" office:value="6214" calcext:value-type="float">
            <text:p>6 214</text:p>
          </table:table-cell>
          <table:table-cell table:style-name="ce8" office:value-type="float" office:value="147671817" calcext:value-type="float">
            <text:p>147 671 817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14539" calcext:value-type="float">
            <text:p>14 539</text:p>
          </table:table-cell>
          <table:table-cell table:style-name="ce8" office:value-type="float" office:value="12566" calcext:value-type="float">
            <text:p>12 566</text:p>
          </table:table-cell>
          <table:table-cell table:style-name="ce8" office:value-type="float" office:value="343809358" calcext:value-type="float">
            <text:p>343 809 358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88" calcext:value-type="float">
            <text:p>18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759" calcext:value-type="float">
            <text:p>4 759</text:p>
          </table:table-cell>
          <table:table-cell table:style-name="ce8" office:value-type="float" office:value="84186" calcext:value-type="float">
            <text:p>84 186</text:p>
          </table:table-cell>
          <table:table-cell table:style-name="ce8" office:value-type="float" office:value="78386" calcext:value-type="float">
            <text:p>78 386</text:p>
          </table:table-cell>
          <table:table-cell table:style-name="ce8" office:value-type="float" office:value="3488242846" calcext:value-type="float">
            <text:p>3 488 242 846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88" calcext:value-type="float">
            <text:p>888</text:p>
          </table:table-cell>
          <table:table-cell table:style-name="ce8" office:value-type="float" office:value="764" calcext:value-type="float">
            <text:p>764</text:p>
          </table:table-cell>
          <table:table-cell table:style-name="ce8" office:value-type="float" office:value="27793627" calcext:value-type="float">
            <text:p>27 793 627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11" calcext:value-type="float">
            <text:p>411</text:p>
          </table:table-cell>
          <table:table-cell table:style-name="ce8" office:value-type="float" office:value="397" calcext:value-type="float">
            <text:p>397</text:p>
          </table:table-cell>
          <table:table-cell table:style-name="ce8" office:value-type="float" office:value="15388694" calcext:value-type="float">
            <text:p>15 388 694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86" calcext:value-type="float">
            <text:p>586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22332983" calcext:value-type="float">
            <text:p>22 332 983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8691223" calcext:value-type="float">
            <text:p>8 691 223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4109615" calcext:value-type="float">
            <text:p>4 109 615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9" calcext:value-type="float">
            <text:p>1 379</text:p>
          </table:table-cell>
          <table:table-cell table:style-name="ce8" office:value-type="float" office:value="1188" calcext:value-type="float">
            <text:p>1 188</text:p>
          </table:table-cell>
          <table:table-cell table:style-name="ce8" office:value-type="float" office:value="44925469" calcext:value-type="float">
            <text:p>44 925 469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887" calcext:value-type="float">
            <text:p>887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22054664" calcext:value-type="float">
            <text:p>22 054 664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35" calcext:value-type="float">
            <text:p>335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9488791" calcext:value-type="float">
            <text:p>9 488 791</text:p>
          </table:table-cell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2824877" calcext:value-type="float">
            <text:p>2 824 877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21" calcext:value-type="float">
            <text:p>421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14440003" calcext:value-type="float">
            <text:p>14 440 003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11200863" calcext:value-type="float">
            <text:p>11 200 863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919" calcext:value-type="float">
            <text:p>919</text:p>
          </table:table-cell>
          <table:table-cell table:style-name="ce8" office:value-type="float" office:value="846" calcext:value-type="float">
            <text:p>846</text:p>
          </table:table-cell>
          <table:table-cell table:style-name="ce8" office:value-type="float" office:value="29453834" calcext:value-type="float">
            <text:p>29 453 834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756" calcext:value-type="float">
            <text:p>3 756</text:p>
          </table:table-cell>
          <table:table-cell table:style-name="ce8" office:value-type="float" office:value="3247" calcext:value-type="float">
            <text:p>3 247</text:p>
          </table:table-cell>
          <table:table-cell table:style-name="ce8" office:value-type="float" office:value="134665521" calcext:value-type="float">
            <text:p>134 665 521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83" calcext:value-type="float">
            <text:p>1 483</text:p>
          </table:table-cell>
          <table:table-cell table:style-name="ce8" office:value-type="float" office:value="1339" calcext:value-type="float">
            <text:p>1 339</text:p>
          </table:table-cell>
          <table:table-cell table:style-name="ce8" office:value-type="float" office:value="43176800" calcext:value-type="float">
            <text:p>43 176 800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7334007" calcext:value-type="float">
            <text:p>7 334 007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016" calcext:value-type="float">
            <text:p>1 016</text:p>
          </table:table-cell>
          <table:table-cell table:style-name="ce8" office:value-type="float" office:value="928" calcext:value-type="float">
            <text:p>928</text:p>
          </table:table-cell>
          <table:table-cell table:style-name="ce8" office:value-type="float" office:value="30712497" calcext:value-type="float">
            <text:p>30 712 497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23415883" calcext:value-type="float">
            <text:p>23 415 883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16491159" calcext:value-type="float">
            <text:p>16 491 159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92" calcext:value-type="float">
            <text:p>292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10118282" calcext:value-type="float">
            <text:p>10 118 282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3902" calcext:value-type="float">
            <text:p>3 902</text:p>
          </table:table-cell>
          <table:table-cell table:style-name="ce8" office:value-type="float" office:value="3328" calcext:value-type="float">
            <text:p>3 328</text:p>
          </table:table-cell>
          <table:table-cell table:style-name="ce8" office:value-type="float" office:value="93064202" calcext:value-type="float">
            <text:p>93 064 202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242" calcext:value-type="float">
            <text:p>1 242</text:p>
          </table:table-cell>
          <table:table-cell table:style-name="ce8" office:value-type="float" office:value="1102" calcext:value-type="float">
            <text:p>1 102</text:p>
          </table:table-cell>
          <table:table-cell table:style-name="ce8" office:value-type="float" office:value="37515388" calcext:value-type="float">
            <text:p>37 515 388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16233641" calcext:value-type="float">
            <text:p>16 233 641</text:p>
          </table:table-cell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6815628" calcext:value-type="float">
            <text:p>6 815 628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430" calcext:value-type="float">
            <text:p>1 430</text:p>
          </table:table-cell>
          <table:table-cell table:style-name="ce8" office:value-type="float" office:value="1238" calcext:value-type="float">
            <text:p>1 238</text:p>
          </table:table-cell>
          <table:table-cell table:style-name="ce8" office:value-type="float" office:value="41530052" calcext:value-type="float">
            <text:p>41 530 052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2789" calcext:value-type="float">
            <text:p>2 789</text:p>
          </table:table-cell>
          <table:table-cell table:style-name="ce8" office:value-type="float" office:value="2353" calcext:value-type="float">
            <text:p>2 353</text:p>
          </table:table-cell>
          <table:table-cell table:style-name="ce8" office:value-type="float" office:value="73908861" calcext:value-type="float">
            <text:p>73 908 861</text:p>
          </table:table-cell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10154111" calcext:value-type="float">
            <text:p>10 154 111</text:p>
          </table:table-cell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2259" calcext:value-type="float">
            <text:p>2 259</text:p>
          </table:table-cell>
          <table:table-cell table:style-name="ce8" office:value-type="float" office:value="2027" calcext:value-type="float">
            <text:p>2 027</text:p>
          </table:table-cell>
          <table:table-cell table:style-name="ce8" office:value-type="float" office:value="67458110" calcext:value-type="float">
            <text:p>67 458 110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7935889" calcext:value-type="float">
            <text:p>7 935 889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10536184" calcext:value-type="float">
            <text:p>10 536 184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847" calcext:value-type="float">
            <text:p>847</text:p>
          </table:table-cell>
          <table:table-cell table:style-name="ce8" office:value-type="float" office:value="759" calcext:value-type="float">
            <text:p>759</text:p>
          </table:table-cell>
          <table:table-cell table:style-name="ce8" office:value-type="float" office:value="29152185" calcext:value-type="float">
            <text:p>29 152 185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2591" calcext:value-type="float">
            <text:p>2 591</text:p>
          </table:table-cell>
          <table:table-cell table:style-name="ce8" office:value-type="float" office:value="2386" calcext:value-type="float">
            <text:p>2 386</text:p>
          </table:table-cell>
          <table:table-cell table:style-name="ce8" office:value-type="float" office:value="95119753" calcext:value-type="float">
            <text:p>95 119 753</text:p>
          </table:table-cell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7933397" calcext:value-type="float">
            <text:p>7 933 397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3164" calcext:value-type="float">
            <text:p>3 164</text:p>
          </table:table-cell>
          <table:table-cell table:style-name="ce8" office:value-type="float" office:value="2874" calcext:value-type="float">
            <text:p>2 874</text:p>
          </table:table-cell>
          <table:table-cell table:style-name="ce8" office:value-type="float" office:value="111204532" calcext:value-type="float">
            <text:p>111 204 532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307" calcext:value-type="float">
            <text:p>4 307</text:p>
          </table:table-cell>
          <table:table-cell table:style-name="ce8" office:value-type="float" office:value="3893" calcext:value-type="float">
            <text:p>3 893</text:p>
          </table:table-cell>
          <table:table-cell table:style-name="ce8" office:value-type="float" office:value="145603488" calcext:value-type="float">
            <text:p>145 603 488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2574" calcext:value-type="float">
            <text:p>2 574</text:p>
          </table:table-cell>
          <table:table-cell table:style-name="ce8" office:value-type="float" office:value="2345" calcext:value-type="float">
            <text:p>2 345</text:p>
          </table:table-cell>
          <table:table-cell table:style-name="ce8" office:value-type="float" office:value="93972007" calcext:value-type="float">
            <text:p>93 972 007</text:p>
          </table:table-cell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6593749" calcext:value-type="float">
            <text:p>6 593 749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2223" calcext:value-type="float">
            <text:p>2 223</text:p>
          </table:table-cell>
          <table:table-cell table:style-name="ce8" office:value-type="float" office:value="1999" calcext:value-type="float">
            <text:p>1 999</text:p>
          </table:table-cell>
          <table:table-cell table:style-name="ce8" office:value-type="float" office:value="77068081" calcext:value-type="float">
            <text:p>77 068 081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4026" calcext:value-type="float">
            <text:p>4 026</text:p>
          </table:table-cell>
          <table:table-cell table:style-name="ce8" office:value-type="float" office:value="3549" calcext:value-type="float">
            <text:p>3 549</text:p>
          </table:table-cell>
          <table:table-cell table:style-name="ce8" office:value-type="float" office:value="134599424" calcext:value-type="float">
            <text:p>134 599 424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16789945" calcext:value-type="float">
            <text:p>16 789 945</text:p>
          </table:table-cell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9717868" calcext:value-type="float">
            <text:p>9 717 868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19" calcext:value-type="float">
            <text:p>619</text:p>
          </table:table-cell>
          <table:table-cell table:style-name="ce8" office:value-type="float" office:value="556" calcext:value-type="float">
            <text:p>556</text:p>
          </table:table-cell>
          <table:table-cell table:style-name="ce8" office:value-type="float" office:value="20603229" calcext:value-type="float">
            <text:p>20 603 229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3047" calcext:value-type="float">
            <text:p>3 047</text:p>
          </table:table-cell>
          <table:table-cell table:style-name="ce8" office:value-type="float" office:value="2641" calcext:value-type="float">
            <text:p>2 641</text:p>
          </table:table-cell>
          <table:table-cell table:style-name="ce8" office:value-type="float" office:value="100976078" calcext:value-type="float">
            <text:p>100 976 078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7779945" calcext:value-type="float">
            <text:p>7 779 945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3786" calcext:value-type="float">
            <text:p>3 786</text:p>
          </table:table-cell>
          <table:table-cell table:style-name="ce8" office:value-type="float" office:value="3372" calcext:value-type="float">
            <text:p>3 372</text:p>
          </table:table-cell>
          <table:table-cell table:style-name="ce8" office:value-type="float" office:value="119652658" calcext:value-type="float">
            <text:p>119 652 658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2319" calcext:value-type="float">
            <text:p>2 319</text:p>
          </table:table-cell>
          <table:table-cell table:style-name="ce8" office:value-type="float" office:value="2180" calcext:value-type="float">
            <text:p>2 180</text:p>
          </table:table-cell>
          <table:table-cell table:style-name="ce8" office:value-type="float" office:value="93371328" calcext:value-type="float">
            <text:p>93 371 328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13222392" calcext:value-type="float">
            <text:p>13 222 392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473" calcext:value-type="float">
            <text:p>473</text:p>
          </table:table-cell>
          <table:table-cell table:style-name="ce8" office:value-type="float" office:value="22261602" calcext:value-type="float">
            <text:p>22 261 602</text:p>
          </table:table-cell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2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489" calcext:value-type="float">
            <text:p>2 489</text:p>
          </table:table-cell>
          <table:table-cell table:style-name="ce8" office:value-type="float" office:value="2298" calcext:value-type="float">
            <text:p>2 298</text:p>
          </table:table-cell>
          <table:table-cell table:style-name="ce8" office:value-type="float" office:value="71798257" calcext:value-type="float">
            <text:p>71 798 257</text:p>
          </table:table-cell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6761647" calcext:value-type="float">
            <text:p>6 761 647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995" calcext:value-type="float">
            <text:p>995</text:p>
          </table:table-cell>
          <table:table-cell table:style-name="ce8" office:value-type="float" office:value="928" calcext:value-type="float">
            <text:p>928</text:p>
          </table:table-cell>
          <table:table-cell table:style-name="ce8" office:value-type="float" office:value="41982099" calcext:value-type="float">
            <text:p>41 982 099</text:p>
          </table:table-cell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7209868" calcext:value-type="float">
            <text:p>7 209 868</text:p>
          </table:table-cell>
        </table:table-row>
        <table:table-row table:style-name="ro2">
          <table:table-cell table:style-name="ce15" office:value-type="float" office:value="53" calcext:value-type="float">
            <text:p>5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82" calcext:value-type="float">
            <text:p>482</text:p>
          </table:table-cell>
          <table:table-cell table:style-name="ce8" office:value-type="float" office:value="411" calcext:value-type="float">
            <text:p>411</text:p>
          </table:table-cell>
          <table:table-cell table:style-name="ce8" office:value-type="float" office:value="17498362" calcext:value-type="float">
            <text:p>17 498 362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508" calcext:value-type="float">
            <text:p>1 508</text:p>
          </table:table-cell>
          <table:table-cell table:style-name="ce8" office:value-type="float" office:value="1394" calcext:value-type="float">
            <text:p>1 394</text:p>
          </table:table-cell>
          <table:table-cell table:style-name="ce8" office:value-type="float" office:value="53164448" calcext:value-type="float">
            <text:p>53 164 448</text:p>
          </table:table-cell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4640298" calcext:value-type="float">
            <text:p>4 640 298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2313" calcext:value-type="float">
            <text:p>2 313</text:p>
          </table:table-cell>
          <table:table-cell table:style-name="ce8" office:value-type="float" office:value="2081" calcext:value-type="float">
            <text:p>2 081</text:p>
          </table:table-cell>
          <table:table-cell table:style-name="ce8" office:value-type="float" office:value="67651648" calcext:value-type="float">
            <text:p>67 651 648</text:p>
          </table:table-cell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515" calcext:value-type="float">
            <text:p>515</text:p>
          </table:table-cell>
          <table:table-cell table:style-name="ce8" office:value-type="float" office:value="20365041" calcext:value-type="float">
            <text:p>20 365 041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11068232" calcext:value-type="float">
            <text:p>11 068 232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2946" calcext:value-type="float">
            <text:p>2 946</text:p>
          </table:table-cell>
          <table:table-cell table:style-name="ce8" office:value-type="float" office:value="2723" calcext:value-type="float">
            <text:p>2 723</text:p>
          </table:table-cell>
          <table:table-cell table:style-name="ce8" office:value-type="float" office:value="107596933" calcext:value-type="float">
            <text:p>107 596 933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097" calcext:value-type="float">
            <text:p>1 097</text:p>
          </table:table-cell>
          <table:table-cell table:style-name="ce8" office:value-type="float" office:value="1008" calcext:value-type="float">
            <text:p>1 008</text:p>
          </table:table-cell>
          <table:table-cell table:style-name="ce8" office:value-type="float" office:value="43252004" calcext:value-type="float">
            <text:p>43 252 004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11708597" calcext:value-type="float">
            <text:p>11 708 597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302" calcext:value-type="float">
            <text:p>1 302</text:p>
          </table:table-cell>
          <table:table-cell table:style-name="ce8" office:value-type="float" office:value="1189" calcext:value-type="float">
            <text:p>1 189</text:p>
          </table:table-cell>
          <table:table-cell table:style-name="ce8" office:value-type="float" office:value="49577480" calcext:value-type="float">
            <text:p>49 577 480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203" calcext:value-type="float">
            <text:p>1 203</text:p>
          </table:table-cell>
          <table:table-cell table:style-name="ce8" office:value-type="float" office:value="1111" calcext:value-type="float">
            <text:p>1 111</text:p>
          </table:table-cell>
          <table:table-cell table:style-name="ce8" office:value-type="float" office:value="41394475" calcext:value-type="float">
            <text:p>41 394 475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957" calcext:value-type="float">
            <text:p>957</text:p>
          </table:table-cell>
          <table:table-cell table:style-name="ce8" office:value-type="float" office:value="896" calcext:value-type="float">
            <text:p>896</text:p>
          </table:table-cell>
          <table:table-cell table:style-name="ce8" office:value-type="float" office:value="37229723" calcext:value-type="float">
            <text:p>37 229 723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439" calcext:value-type="float">
            <text:p>439</text:p>
          </table:table-cell>
          <table:table-cell table:style-name="ce8" office:value-type="float" office:value="14521587" calcext:value-type="float">
            <text:p>14 521 587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735" calcext:value-type="float">
            <text:p>735</text:p>
          </table:table-cell>
          <table:table-cell table:style-name="ce8" office:value-type="float" office:value="689" calcext:value-type="float">
            <text:p>689</text:p>
          </table:table-cell>
          <table:table-cell table:style-name="ce8" office:value-type="float" office:value="23736277" calcext:value-type="float">
            <text:p>23 736 277</text:p>
          </table:table-cell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396" calcext:value-type="float">
            <text:p>1 396</text:p>
          </table:table-cell>
          <table:table-cell table:style-name="ce8" office:value-type="float" office:value="1284" calcext:value-type="float">
            <text:p>1 284</text:p>
          </table:table-cell>
          <table:table-cell table:style-name="ce8" office:value-type="float" office:value="56382163" calcext:value-type="float">
            <text:p>56 382 163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099" calcext:value-type="float">
            <text:p>1 099</text:p>
          </table:table-cell>
          <table:table-cell table:style-name="ce8" office:value-type="float" office:value="969" calcext:value-type="float">
            <text:p>969</text:p>
          </table:table-cell>
          <table:table-cell table:style-name="ce8" office:value-type="float" office:value="42776680" calcext:value-type="float">
            <text:p>42 776 680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3690" calcext:value-type="float">
            <text:p>3 690</text:p>
          </table:table-cell>
          <table:table-cell table:style-name="ce8" office:value-type="float" office:value="3371" calcext:value-type="float">
            <text:p>3 371</text:p>
          </table:table-cell>
          <table:table-cell table:style-name="ce8" office:value-type="float" office:value="151922655" calcext:value-type="float">
            <text:p>151 922 655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9163621" calcext:value-type="float">
            <text:p>9 163 621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270" calcext:value-type="float">
            <text:p>1 270</text:p>
          </table:table-cell>
          <table:table-cell table:style-name="ce8" office:value-type="float" office:value="1127" calcext:value-type="float">
            <text:p>1 127</text:p>
          </table:table-cell>
          <table:table-cell table:style-name="ce8" office:value-type="float" office:value="35294864" calcext:value-type="float">
            <text:p>35 294 864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25518881" calcext:value-type="float">
            <text:p>25 518 881</text:p>
          </table:table-cell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496" calcext:value-type="float">
            <text:p>496</text:p>
          </table:table-cell>
          <table:table-cell table:style-name="ce8" office:value-type="float" office:value="19904562" calcext:value-type="float">
            <text:p>19 904 562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59" calcext:value-type="float">
            <text:p>1 059</text:p>
          </table:table-cell>
          <table:table-cell table:style-name="ce8" office:value-type="float" office:value="977" calcext:value-type="float">
            <text:p>977</text:p>
          </table:table-cell>
          <table:table-cell table:style-name="ce8" office:value-type="float" office:value="38341163" calcext:value-type="float">
            <text:p>38 341 163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4358" calcext:value-type="float">
            <text:p>14 358</text:p>
          </table:table-cell>
          <table:table-cell table:style-name="ce8" office:value-type="float" office:value="13142" calcext:value-type="float">
            <text:p>13 142</text:p>
          </table:table-cell>
          <table:table-cell table:style-name="ce8" office:value-type="float" office:value="680506734" calcext:value-type="float">
            <text:p>680 506 734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3759" calcext:value-type="float">
            <text:p>3 759</text:p>
          </table:table-cell>
          <table:table-cell table:style-name="ce8" office:value-type="float" office:value="3405" calcext:value-type="float">
            <text:p>3 405</text:p>
          </table:table-cell>
          <table:table-cell table:style-name="ce8" office:value-type="float" office:value="159512907" calcext:value-type="float">
            <text:p>159 512 907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201" calcext:value-type="float">
            <text:p>1 201</text:p>
          </table:table-cell>
          <table:table-cell table:style-name="ce8" office:value-type="float" office:value="1044" calcext:value-type="float">
            <text:p>1 044</text:p>
          </table:table-cell>
          <table:table-cell table:style-name="ce8" office:value-type="float" office:value="40514032" calcext:value-type="float">
            <text:p>40 514 032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836" calcext:value-type="float">
            <text:p>1 836</text:p>
          </table:table-cell>
          <table:table-cell table:style-name="ce8" office:value-type="float" office:value="1668" calcext:value-type="float">
            <text:p>1 668</text:p>
          </table:table-cell>
          <table:table-cell table:style-name="ce8" office:value-type="float" office:value="64014908" calcext:value-type="float">
            <text:p>64 014 908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8474" calcext:value-type="float">
            <text:p>8 474</text:p>
          </table:table-cell>
          <table:table-cell table:style-name="ce8" office:value-type="float" office:value="7952" calcext:value-type="float">
            <text:p>7 952</text:p>
          </table:table-cell>
          <table:table-cell table:style-name="ce8" office:value-type="float" office:value="422009360" calcext:value-type="float">
            <text:p>422 009 360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498" calcext:value-type="float">
            <text:p>498</text:p>
          </table:table-cell>
          <table:table-cell table:style-name="ce8" office:value-type="float" office:value="19042646" calcext:value-type="float">
            <text:p>19 042 646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203" calcext:value-type="float">
            <text:p>1 203</text:p>
          </table:table-cell>
          <table:table-cell table:style-name="ce8" office:value-type="float" office:value="1068" calcext:value-type="float">
            <text:p>1 068</text:p>
          </table:table-cell>
          <table:table-cell table:style-name="ce8" office:value-type="float" office:value="35354792" calcext:value-type="float">
            <text:p>35 354 792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18635465" calcext:value-type="float">
            <text:p>18 635 465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717" calcext:value-type="float">
            <text:p>1 717</text:p>
          </table:table-cell>
          <table:table-cell table:style-name="ce8" office:value-type="float" office:value="1532" calcext:value-type="float">
            <text:p>1 532</text:p>
          </table:table-cell>
          <table:table-cell table:style-name="ce8" office:value-type="float" office:value="60011903" calcext:value-type="float">
            <text:p>60 011 903</text:p>
          </table:table-cell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758" calcext:value-type="float">
            <text:p>758</text:p>
          </table:table-cell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27764231" calcext:value-type="float">
            <text:p>27 764 231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61" calcext:value-type="float">
            <text:p>961</text:p>
          </table:table-cell>
          <table:table-cell table:style-name="ce8" office:value-type="float" office:value="831" calcext:value-type="float">
            <text:p>831</text:p>
          </table:table-cell>
          <table:table-cell table:style-name="ce8" office:value-type="float" office:value="28962133" calcext:value-type="float">
            <text:p>28 962 133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991" calcext:value-type="float">
            <text:p>991</text:p>
          </table:table-cell>
          <table:table-cell table:style-name="ce8" office:value-type="float" office:value="888" calcext:value-type="float">
            <text:p>888</text:p>
          </table:table-cell>
          <table:table-cell table:style-name="ce8" office:value-type="float" office:value="31882742" calcext:value-type="float">
            <text:p>31 882 742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986" calcext:value-type="float">
            <text:p>986</text:p>
          </table:table-cell>
          <table:table-cell table:style-name="ce8" office:value-type="float" office:value="893" calcext:value-type="float">
            <text:p>893</text:p>
          </table:table-cell>
          <table:table-cell table:style-name="ce8" office:value-type="float" office:value="29037018" calcext:value-type="float">
            <text:p>29 037 018</text:p>
          </table:table-cell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341" calcext:value-type="float">
            <text:p>341</text:p>
          </table:table-cell>
          <table:table-cell table:style-name="ce8" office:value-type="float" office:value="12232308" calcext:value-type="float">
            <text:p>12 232 308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22" calcext:value-type="float">
            <text:p>622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18080544" calcext:value-type="float">
            <text:p>18 080 544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10900081" calcext:value-type="float">
            <text:p>10 900 081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859" calcext:value-type="float">
            <text:p>859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30819237" calcext:value-type="float">
            <text:p>30 819 237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2923" calcext:value-type="float">
            <text:p>2 923</text:p>
          </table:table-cell>
          <table:table-cell table:style-name="ce8" office:value-type="float" office:value="2801" calcext:value-type="float">
            <text:p>2 801</text:p>
          </table:table-cell>
          <table:table-cell table:style-name="ce8" office:value-type="float" office:value="151030451" calcext:value-type="float">
            <text:p>151 030 451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363" calcext:value-type="float">
            <text:p>1 363</text:p>
          </table:table-cell>
          <table:table-cell table:style-name="ce8" office:value-type="float" office:value="1112" calcext:value-type="float">
            <text:p>1 112</text:p>
          </table:table-cell>
          <table:table-cell table:style-name="ce8" office:value-type="float" office:value="40004251" calcext:value-type="float">
            <text:p>40 004 251</text:p>
          </table:table-cell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397" calcext:value-type="float">
            <text:p>1 397</text:p>
          </table:table-cell>
          <table:table-cell table:style-name="ce8" office:value-type="float" office:value="1314" calcext:value-type="float">
            <text:p>1 314</text:p>
          </table:table-cell>
          <table:table-cell table:style-name="ce8" office:value-type="float" office:value="53920926" calcext:value-type="float">
            <text:p>53 920 926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473" calcext:value-type="float">
            <text:p>473</text:p>
          </table:table-cell>
          <table:table-cell table:style-name="ce8" office:value-type="float" office:value="16994645" calcext:value-type="float">
            <text:p>16 994 645</text:p>
          </table:table-cell>
        </table:table-row>
        <table:table-row table:style-name="ro2">
          <table:table-cell table:style-name="ce15" office:value-type="float" office:value="971" calcext:value-type="float">
            <text:p>971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12598270" calcext:value-type="float">
            <text:p>12 598 270</text:p>
          </table:table-cell>
        </table:table-row>
        <table:table-row table:style-name="ro2">
          <table:table-cell table:style-name="ce15" office:value-type="float" office:value="972" calcext:value-type="float">
            <text:p>972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484" calcext:value-type="float">
            <text:p>484</text:p>
          </table:table-cell>
          <table:table-cell table:style-name="ce8" office:value-type="float" office:value="21777714" calcext:value-type="float">
            <text:p>21 777 714</text:p>
          </table:table-cell>
        </table:table-row>
        <table:table-row table:style-name="ro2">
          <table:table-cell table:style-name="ce15" office:value-type="float" office:value="973" calcext:value-type="float">
            <text:p>973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710631" calcext:value-type="float">
            <text:p>1 710 631</text:p>
          </table:table-cell>
        </table:table-row>
        <table:table-row table:style-name="ro2">
          <table:table-cell table:style-name="ce15" office:value-type="float" office:value="974" calcext:value-type="float">
            <text:p>974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632" calcext:value-type="float">
            <text:p>632</text:p>
          </table:table-cell>
          <table:table-cell table:style-name="ce8" office:value-type="float" office:value="27835395" calcext:value-type="float">
            <text:p>27 835 395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76309" calcext:value-type="float">
            <text:p>376 309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03" calcext:value-type="float">
            <text:p>403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14384386" calcext:value-type="float">
            <text:p>14 384 386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68913" calcext:value-type="float">
            <text:p>368 913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13809990" calcext:value-type="float">
            <text:p>13 809 990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340943" calcext:value-type="float">
            <text:p>1 340 943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float" office:value="2322538" calcext:value-type="float">
            <text:p>2 322 538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3334589" calcext:value-type="float">
            <text:p>3 334 58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577350" calcext:value-type="float">
            <text:p>1 577 350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79022" calcext:value-type="float">
            <text:p>579 022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6968853" calcext:value-type="float">
            <text:p>6 968 853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853079" calcext:value-type="float">
            <text:p>1 853 079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6162461" calcext:value-type="float">
            <text:p>6 162 461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2564" calcext:value-type="float">
            <text:p>2 564</text:p>
          </table:table-cell>
          <table:table-cell table:style-name="ce8" office:value-type="float" office:value="2293" calcext:value-type="float">
            <text:p>2 293</text:p>
          </table:table-cell>
          <table:table-cell table:style-name="ce8" office:value-type="float" office:value="95504127" calcext:value-type="float">
            <text:p>95 504 127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5448738" calcext:value-type="float">
            <text:p>5 448 738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3213575" calcext:value-type="float">
            <text:p>3 213 575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18077415" calcext:value-type="float">
            <text:p>18 077 415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11291366" calcext:value-type="float">
            <text:p>11 291 366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14058709" calcext:value-type="float">
            <text:p>14 058 709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7537147" calcext:value-type="float">
            <text:p>7 537 147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76" calcext:value-type="float">
            <text:p>1 676</text:p>
          </table:table-cell>
          <table:table-cell table:style-name="ce8" office:value-type="float" office:value="1343" calcext:value-type="float">
            <text:p>1 343</text:p>
          </table:table-cell>
          <table:table-cell table:style-name="ce8" office:value-type="float" office:value="26699687" calcext:value-type="float">
            <text:p>26 699 687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34377764" calcext:value-type="float">
            <text:p>34 377 764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61" calcext:value-type="float">
            <text:p>1 061</text:p>
          </table:table-cell>
          <table:table-cell table:style-name="ce8" office:value-type="float" office:value="902" calcext:value-type="float">
            <text:p>902</text:p>
          </table:table-cell>
          <table:table-cell table:style-name="ce8" office:value-type="float" office:value="24696376" calcext:value-type="float">
            <text:p>24 696 376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686" calcext:value-type="float">
            <text:p>686</text:p>
          </table:table-cell>
          <table:table-cell table:style-name="ce8" office:value-type="float" office:value="24551417" calcext:value-type="float">
            <text:p>24 551 417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6163978" calcext:value-type="float">
            <text:p>6 163 978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60305" calcext:value-type="float">
            <text:p>360 305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14334739" calcext:value-type="float">
            <text:p>14 334 739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11" calcext:value-type="float">
            <text:p>1 011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18957933" calcext:value-type="float">
            <text:p>18 957 933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853" calcext:value-type="float">
            <text:p>853</text:p>
          </table:table-cell>
          <table:table-cell table:style-name="ce8" office:value-type="float" office:value="774" calcext:value-type="float">
            <text:p>774</text:p>
          </table:table-cell>
          <table:table-cell table:style-name="ce8" office:value-type="float" office:value="30030678" calcext:value-type="float">
            <text:p>30 030 678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75" calcext:value-type="float">
            <text:p>675</text:p>
          </table:table-cell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17290621" calcext:value-type="float">
            <text:p>17 290 621</text:p>
          </table:table-cell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5755175" calcext:value-type="float">
            <text:p>5 755 175</text:p>
          </table:table-cell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92" calcext:value-type="float">
            <text:p>392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7619863" calcext:value-type="float">
            <text:p>7 619 863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9620041" calcext:value-type="float">
            <text:p>9 620 041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17051" calcext:value-type="float">
            <text:p>717 051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086953" calcext:value-type="float">
            <text:p>2 086 953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7318650" calcext:value-type="float">
            <text:p>7 318 650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837" calcext:value-type="float">
            <text:p>1 837</text:p>
          </table:table-cell>
          <table:table-cell table:style-name="ce8" office:value-type="float" office:value="1707" calcext:value-type="float">
            <text:p>1 707</text:p>
          </table:table-cell>
          <table:table-cell table:style-name="ce8" office:value-type="float" office:value="72346088" calcext:value-type="float">
            <text:p>72 346 088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524081" calcext:value-type="float">
            <text:p>524 081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935" calcext:value-type="float">
            <text:p>1 935</text:p>
          </table:table-cell>
          <table:table-cell table:style-name="ce8" office:value-type="float" office:value="1774" calcext:value-type="float">
            <text:p>1 774</text:p>
          </table:table-cell>
          <table:table-cell table:style-name="ce8" office:value-type="float" office:value="69286581" calcext:value-type="float">
            <text:p>69 286 581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37222" calcext:value-type="float">
            <text:p>737 222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04483" calcext:value-type="float">
            <text:p>404 483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966" calcext:value-type="float">
            <text:p>1 966</text:p>
          </table:table-cell>
          <table:table-cell table:style-name="ce8" office:value-type="float" office:value="1775" calcext:value-type="float">
            <text:p>1 775</text:p>
          </table:table-cell>
          <table:table-cell table:style-name="ce8" office:value-type="float" office:value="73020861" calcext:value-type="float">
            <text:p>73 020 861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849" calcext:value-type="float">
            <text:p>849</text:p>
          </table:table-cell>
          <table:table-cell table:style-name="ce8" office:value-type="float" office:value="747" calcext:value-type="float">
            <text:p>747</text:p>
          </table:table-cell>
          <table:table-cell table:style-name="ce8" office:value-type="float" office:value="20296339" calcext:value-type="float">
            <text:p>20 296 339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3174753" calcext:value-type="float">
            <text:p>3 174 753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256" calcext:value-type="float">
            <text:p>1 256</text:p>
          </table:table-cell>
          <table:table-cell table:style-name="ce8" office:value-type="float" office:value="1169" calcext:value-type="float">
            <text:p>1 169</text:p>
          </table:table-cell>
          <table:table-cell table:style-name="ce8" office:value-type="float" office:value="46339856" calcext:value-type="float">
            <text:p>46 339 856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894102" calcext:value-type="float">
            <text:p>1 894 102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23" calcext:value-type="float">
            <text:p>423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9996457" calcext:value-type="float">
            <text:p>9 996 457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397894" calcext:value-type="float">
            <text:p>1 397 894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17382" calcext:value-type="float">
            <text:p>717 382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979" calcext:value-type="float">
            <text:p>979</text:p>
          </table:table-cell>
          <table:table-cell table:style-name="ce8" office:value-type="float" office:value="927" calcext:value-type="float">
            <text:p>927</text:p>
          </table:table-cell>
          <table:table-cell table:style-name="ce8" office:value-type="float" office:value="39395284" calcext:value-type="float">
            <text:p>39 395 284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206" calcext:value-type="float">
            <text:p>1 206</text:p>
          </table:table-cell>
          <table:table-cell table:style-name="ce8" office:value-type="float" office:value="1059" calcext:value-type="float">
            <text:p>1 059</text:p>
          </table:table-cell>
          <table:table-cell table:style-name="ce8" office:value-type="float" office:value="30451274" calcext:value-type="float">
            <text:p>30 451 274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8399" calcext:value-type="float">
            <text:p>138 399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747628" calcext:value-type="float">
            <text:p>1 747 628</text:p>
          </table:table-cell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58653" calcext:value-type="float">
            <text:p>358 653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9920584" calcext:value-type="float">
            <text:p>9 920 584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167717" calcext:value-type="float">
            <text:p>1 167 717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15156491" calcext:value-type="float">
            <text:p>15 156 491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5116598" calcext:value-type="float">
            <text:p>5 116 598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3077047" calcext:value-type="float">
            <text:p>3 077 047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207" calcext:value-type="float">
            <text:p>1 207</text:p>
          </table:table-cell>
          <table:table-cell table:style-name="ce8" office:value-type="float" office:value="1016" calcext:value-type="float">
            <text:p>1 016</text:p>
          </table:table-cell>
          <table:table-cell table:style-name="ce8" office:value-type="float" office:value="27186805" calcext:value-type="float">
            <text:p>27 186 805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5554764" calcext:value-type="float">
            <text:p>5 554 764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24" calcext:value-type="float">
            <text:p>524</text:p>
          </table:table-cell>
          <table:table-cell table:style-name="ce8" office:value-type="float" office:value="492" calcext:value-type="float">
            <text:p>492</text:p>
          </table:table-cell>
          <table:table-cell table:style-name="ce8" office:value-type="float" office:value="12515176" calcext:value-type="float">
            <text:p>12 515 176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616" calcext:value-type="float">
            <text:p>616</text:p>
          </table:table-cell>
          <table:table-cell table:style-name="ce8" office:value-type="float" office:value="15822349" calcext:value-type="float">
            <text:p>15 822 349</text:p>
          </table:table-cell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14722721" calcext:value-type="float">
            <text:p>14 722 721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2689876" calcext:value-type="float">
            <text:p>2 689 876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13585101" calcext:value-type="float">
            <text:p>13 585 101</text:p>
          </table:table-cell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07166" calcext:value-type="float">
            <text:p>607 166</text:p>
          </table:table-cell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96" calcext:value-type="float">
            <text:p>496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18011440" calcext:value-type="float">
            <text:p>18 011 440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000" calcext:value-type="float">
            <text:p>1 000</text:p>
          </table:table-cell>
          <table:table-cell table:style-name="ce8" office:value-type="float" office:value="923" calcext:value-type="float">
            <text:p>923</text:p>
          </table:table-cell>
          <table:table-cell table:style-name="ce8" office:value-type="float" office:value="40081181" calcext:value-type="float">
            <text:p>40 081 181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002" calcext:value-type="float">
            <text:p>1 002</text:p>
          </table:table-cell>
          <table:table-cell table:style-name="ce8" office:value-type="float" office:value="925" calcext:value-type="float">
            <text:p>925</text:p>
          </table:table-cell>
          <table:table-cell table:style-name="ce8" office:value-type="float" office:value="40151922" calcext:value-type="float">
            <text:p>40 151 922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5552" calcext:value-type="float">
            <text:p>525 552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84" calcext:value-type="float">
            <text:p>884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32354106" calcext:value-type="float">
            <text:p>32 354 106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308746" calcext:value-type="float">
            <text:p>1 308 746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15221679" calcext:value-type="float">
            <text:p>15 221 679</text:p>
          </table:table-cell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64760" calcext:value-type="float">
            <text:p>1 164 760</text:p>
          </table:table-cell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140" calcext:value-type="float">
            <text:p>1 140</text:p>
          </table:table-cell>
          <table:table-cell table:style-name="ce8" office:value-type="float" office:value="1069" calcext:value-type="float">
            <text:p>1 069</text:p>
          </table:table-cell>
          <table:table-cell table:style-name="ce8" office:value-type="float" office:value="46015368" calcext:value-type="float">
            <text:p>46 015 368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65" calcext:value-type="float">
            <text:p>665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27599295" calcext:value-type="float">
            <text:p>27 599 295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2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48" calcext:value-type="float">
            <text:p>14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6009656" calcext:value-type="float">
            <text:p>6 009 656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86" calcext:value-type="float">
            <text:p>486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8179901" calcext:value-type="float">
            <text:p>8 179 901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3906014" calcext:value-type="float">
            <text:p>3 906 014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0600913" calcext:value-type="float">
            <text:p>20 600 913</text:p>
          </table:table-cell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6667" calcext:value-type="float">
            <text:p>356 667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7131815" calcext:value-type="float">
            <text:p>7 131 815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10651" calcext:value-type="float">
            <text:p>10 651</text:p>
          </table:table-cell>
          <table:table-cell table:style-name="ce8" office:value-type="float" office:value="10023" calcext:value-type="float">
            <text:p>10 023</text:p>
          </table:table-cell>
          <table:table-cell table:style-name="ce8" office:value-type="float" office:value="534229932" calcext:value-type="float">
            <text:p>534 229 932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3223" calcext:value-type="float">
            <text:p>3 223</text:p>
          </table:table-cell>
          <table:table-cell table:style-name="ce8" office:value-type="float" office:value="2904" calcext:value-type="float">
            <text:p>2 904</text:p>
          </table:table-cell>
          <table:table-cell table:style-name="ce8" office:value-type="float" office:value="141784556" calcext:value-type="float">
            <text:p>141 784 556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43673" calcext:value-type="float">
            <text:p>343 673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66" calcext:value-type="float">
            <text:p>566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25533608" calcext:value-type="float">
            <text:p>25 533 608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8362" calcext:value-type="float">
            <text:p>8 362</text:p>
          </table:table-cell>
          <table:table-cell table:style-name="ce8" office:value-type="float" office:value="7848" calcext:value-type="float">
            <text:p>7 848</text:p>
          </table:table-cell>
          <table:table-cell table:style-name="ce8" office:value-type="float" office:value="418080568" calcext:value-type="float">
            <text:p>418 080 568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633282" calcext:value-type="float">
            <text:p>633 282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16248200" calcext:value-type="float">
            <text:p>16 248 200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339893" calcext:value-type="float">
            <text:p>1 339 893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3251997" calcext:value-type="float">
            <text:p>3 251 997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2516062" calcext:value-type="float">
            <text:p>2 516 062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781325" calcext:value-type="float">
            <text:p>1 781 325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5" calcext:value-type="float">
            <text:p>615</text:p>
          </table:table-cell>
          <table:table-cell table:style-name="ce8" office:value-type="float" office:value="574" calcext:value-type="float">
            <text:p>574</text:p>
          </table:table-cell>
          <table:table-cell table:style-name="ce8" office:value-type="float" office:value="23865286" calcext:value-type="float">
            <text:p>23 865 286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5804504" calcext:value-type="float">
            <text:p>5 804 504</text:p>
          </table:table-cell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2605068" calcext:value-type="float">
            <text:p>2 605 068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6774622" calcext:value-type="float">
            <text:p>6 774 622</text:p>
          </table:table-cell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5163" calcext:value-type="float">
            <text:p>265 163</text:p>
          </table:table-cell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8129199" calcext:value-type="float">
            <text:p>8 129 199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5553215" calcext:value-type="float">
            <text:p>5 553 215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15516806" calcext:value-type="float">
            <text:p>15 516 806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488" calcext:value-type="float">
            <text:p>2 488</text:p>
          </table:table-cell>
          <table:table-cell table:style-name="ce8" office:value-type="float" office:value="2421" calcext:value-type="float">
            <text:p>2 421</text:p>
          </table:table-cell>
          <table:table-cell table:style-name="ce8" office:value-type="float" office:value="133748455" calcext:value-type="float">
            <text:p>133 748 455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1" calcext:value-type="float">
            <text:p>97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1" calcext:value-type="float">
            <text:p>971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12214887" calcext:value-type="float">
            <text:p>12 214 887</text:p>
          </table:table-cell>
        </table:table-row>
        <table:table-row table:style-name="ro2">
          <table:table-cell table:style-name="ce15" office:value-type="float" office:value="972" calcext:value-type="float">
            <text:p>972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3" calcext:value-type="float">
            <text:p>97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3" calcext:value-type="float">
            <text:p>973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4" calcext:value-type="float">
            <text:p>974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68" calcext:value-type="float">
            <text:p>668</text:p>
          </table:table-cell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27030726" calcext:value-type="float">
            <text:p>27 030 726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3531554" calcext:value-type="float">
            <text:p>3 531 554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13" calcext:value-type="float">
            <text:p>413</text:p>
          </table:table-cell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14760695" calcext:value-type="float">
            <text:p>14 760 695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266371" calcext:value-type="float">
            <text:p>1 266 371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8235007" calcext:value-type="float">
            <text:p>8 235 007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14178903" calcext:value-type="float">
            <text:p>14 178 903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340943" calcext:value-type="float">
            <text:p>1 340 943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84" calcext:value-type="float">
            <text:p>484</text:p>
          </table:table-cell>
          <table:table-cell table:style-name="ce8" office:value-type="float" office:value="449" calcext:value-type="float">
            <text:p>449</text:p>
          </table:table-cell>
          <table:table-cell table:style-name="ce8" office:value-type="float" office:value="19515097" calcext:value-type="float">
            <text:p>19 515 097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601810" calcext:value-type="float">
            <text:p>601 810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75133" calcext:value-type="float">
            <text:p>875 133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5841254" calcext:value-type="float">
            <text:p>5 841 254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23045" calcext:value-type="float">
            <text:p>723 045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126924" calcext:value-type="float">
            <text:p>2 126 924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float" office:value="2322538" calcext:value-type="float">
            <text:p>2 322 538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93680" calcext:value-type="float">
            <text:p>593 680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93397" calcext:value-type="float">
            <text:p>1 193 397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3334589" calcext:value-type="float">
            <text:p>3 334 58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912" calcext:value-type="float">
            <text:p>912</text:p>
          </table:table-cell>
          <table:table-cell table:style-name="ce8" office:value-type="float" office:value="835" calcext:value-type="float">
            <text:p>835</text:p>
          </table:table-cell>
          <table:table-cell table:style-name="ce8" office:value-type="float" office:value="32587261" calcext:value-type="float">
            <text:p>32 587 261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404060" calcext:value-type="float">
            <text:p>1 404 060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7599559" calcext:value-type="float">
            <text:p>7 599 559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83" calcext:value-type="float">
            <text:p>583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12891885" calcext:value-type="float">
            <text:p>12 891 885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6481137" calcext:value-type="float">
            <text:p>6 481 137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40480" calcext:value-type="float">
            <text:p>540 480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2141162" calcext:value-type="float">
            <text:p>2 141 162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2655787" calcext:value-type="float">
            <text:p>2 655 787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3458034" calcext:value-type="float">
            <text:p>3 458 034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3374970" calcext:value-type="float">
            <text:p>3 374 970</text:p>
          </table:table-cell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577350" calcext:value-type="float">
            <text:p>1 577 350</text:p>
          </table:table-cell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9044448" calcext:value-type="float">
            <text:p>9 044 448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428856" calcext:value-type="float">
            <text:p>3 428 856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966699" calcext:value-type="float">
            <text:p>1 966 699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7547875" calcext:value-type="float">
            <text:p>7 547 875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095584" calcext:value-type="float">
            <text:p>2 095 584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57404" calcext:value-type="float">
            <text:p>1 557 404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453" calcext:value-type="float">
            <text:p>453</text:p>
          </table:table-cell>
          <table:table-cell table:style-name="ce8" office:value-type="float" office:value="17208058" calcext:value-type="float">
            <text:p>17 208 058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7301817" calcext:value-type="float">
            <text:p>7 301 817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2717" calcext:value-type="float">
            <text:p>2 717</text:p>
          </table:table-cell>
          <table:table-cell table:style-name="ce8" office:value-type="float" office:value="2438" calcext:value-type="float">
            <text:p>2 438</text:p>
          </table:table-cell>
          <table:table-cell table:style-name="ce8" office:value-type="float" office:value="101666588" calcext:value-type="float">
            <text:p>101 666 588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3500386" calcext:value-type="float">
            <text:p>3 500 386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22196730" calcext:value-type="float">
            <text:p>22 196 730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72" calcext:value-type="float">
            <text:p>672</text:p>
          </table:table-cell>
          <table:table-cell table:style-name="ce8" office:value-type="float" office:value="584" calcext:value-type="float">
            <text:p>584</text:p>
          </table:table-cell>
          <table:table-cell table:style-name="ce8" office:value-type="float" office:value="14504941" calcext:value-type="float">
            <text:p>14 504 941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18077415" calcext:value-type="float">
            <text:p>18 077 415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6460750" calcext:value-type="float">
            <text:p>6 460 750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4133694" calcext:value-type="float">
            <text:p>4 133 694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6454204" calcext:value-type="float">
            <text:p>6 454 204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76" calcext:value-type="float">
            <text:p>476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10686716" calcext:value-type="float">
            <text:p>10 686 716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14058709" calcext:value-type="float">
            <text:p>14 058 709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860353" calcext:value-type="float">
            <text:p>1 860 353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4106719" calcext:value-type="float">
            <text:p>4 106 719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441" calcext:value-type="float">
            <text:p>441</text:p>
          </table:table-cell>
          <table:table-cell table:style-name="ce8" office:value-type="float" office:value="16429638" calcext:value-type="float">
            <text:p>16 429 638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2686463" calcext:value-type="float">
            <text:p>2 686 463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335" calcext:value-type="float">
            <text:p>335</text:p>
          </table:table-cell>
          <table:table-cell table:style-name="ce8" office:value-type="float" office:value="11674269" calcext:value-type="float">
            <text:p>11 674 269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528690" calcext:value-type="float">
            <text:p>528 690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01737" calcext:value-type="float">
            <text:p>1 601 737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7537147" calcext:value-type="float">
            <text:p>7 537 147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737" calcext:value-type="float">
            <text:p>2 737</text:p>
          </table:table-cell>
          <table:table-cell table:style-name="ce8" office:value-type="float" office:value="2244" calcext:value-type="float">
            <text:p>2 244</text:p>
          </table:table-cell>
          <table:table-cell table:style-name="ce8" office:value-type="float" office:value="51396063" calcext:value-type="float">
            <text:p>51 396 063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34377764" calcext:value-type="float">
            <text:p>34 377 764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2493576" calcext:value-type="float">
            <text:p>2 493 576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4796799" calcext:value-type="float">
            <text:p>4 796 799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6163978" calcext:value-type="float">
            <text:p>6 163 978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686" calcext:value-type="float">
            <text:p>686</text:p>
          </table:table-cell>
          <table:table-cell table:style-name="ce8" office:value-type="float" office:value="24551417" calcext:value-type="float">
            <text:p>24 551 417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250685" calcext:value-type="float">
            <text:p>1 250 685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5549308" calcext:value-type="float">
            <text:p>5 549 308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4472833" calcext:value-type="float">
            <text:p>4 472 833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5956636" calcext:value-type="float">
            <text:p>5 956 636</text:p>
          </table:table-cell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447" calcext:value-type="float">
            <text:p>447</text:p>
          </table:table-cell>
          <table:table-cell table:style-name="ce8" office:value-type="float" office:value="12489916" calcext:value-type="float">
            <text:p>12 489 916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14695044" calcext:value-type="float">
            <text:p>14 695 044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341450" calcext:value-type="float">
            <text:p>1 341 450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13003642" calcext:value-type="float">
            <text:p>13 003 642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686" calcext:value-type="float">
            <text:p>1 686</text:p>
          </table:table-cell>
          <table:table-cell table:style-name="ce8" office:value-type="float" office:value="1369" calcext:value-type="float">
            <text:p>1 369</text:p>
          </table:table-cell>
          <table:table-cell table:style-name="ce8" office:value-type="float" office:value="36248554" calcext:value-type="float">
            <text:p>36 248 554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853" calcext:value-type="float">
            <text:p>853</text:p>
          </table:table-cell>
          <table:table-cell table:style-name="ce8" office:value-type="float" office:value="774" calcext:value-type="float">
            <text:p>774</text:p>
          </table:table-cell>
          <table:table-cell table:style-name="ce8" office:value-type="float" office:value="30030678" calcext:value-type="float">
            <text:p>30 030 678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702797" calcext:value-type="float">
            <text:p>1 702 797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5926832" calcext:value-type="float">
            <text:p>5 926 832</text:p>
          </table:table-cell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5755175" calcext:value-type="float">
            <text:p>5 755 175</text:p>
          </table:table-cell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594657" calcext:value-type="float">
            <text:p>1 594 657</text:p>
          </table:table-cell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804279" calcext:value-type="float">
            <text:p>2 804 279</text:p>
          </table:table-cell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814" calcext:value-type="float">
            <text:p>814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17239904" calcext:value-type="float">
            <text:p>17 239 904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207" calcext:value-type="float">
            <text:p>1 207</text:p>
          </table:table-cell>
          <table:table-cell table:style-name="ce8" office:value-type="float" office:value="1158" calcext:value-type="float">
            <text:p>1 158</text:p>
          </table:table-cell>
          <table:table-cell table:style-name="ce8" office:value-type="float" office:value="44170824" calcext:value-type="float">
            <text:p>44 170 824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2202641" calcext:value-type="float">
            <text:p>2 202 641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3844741" calcext:value-type="float">
            <text:p>3 844 741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3265047" calcext:value-type="float">
            <text:p>3 265 047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2804004" calcext:value-type="float">
            <text:p>2 804 004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5184051" calcext:value-type="float">
            <text:p>5 184 051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67987" calcext:value-type="float">
            <text:p>267 987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280142" calcext:value-type="float">
            <text:p>2 280 142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3618933" calcext:value-type="float">
            <text:p>3 618 933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14251099" calcext:value-type="float">
            <text:p>14 251 099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2460149" calcext:value-type="float">
            <text:p>2 460 149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8822004" calcext:value-type="float">
            <text:p>8 822 004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5179218" calcext:value-type="float">
            <text:p>5 179 218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2033" calcext:value-type="float">
            <text:p>2 033</text:p>
          </table:table-cell>
          <table:table-cell table:style-name="ce8" office:value-type="float" office:value="1891" calcext:value-type="float">
            <text:p>1 891</text:p>
          </table:table-cell>
          <table:table-cell table:style-name="ce8" office:value-type="float" office:value="79664738" calcext:value-type="float">
            <text:p>79 664 738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593493" calcext:value-type="float">
            <text:p>1 593 493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8682304" calcext:value-type="float">
            <text:p>8 682 304</text:p>
          </table:table-cell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4591027" calcext:value-type="float">
            <text:p>4 591 027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948" calcext:value-type="float">
            <text:p>1 948</text:p>
          </table:table-cell>
          <table:table-cell table:style-name="ce8" office:value-type="float" office:value="1787" calcext:value-type="float">
            <text:p>1 787</text:p>
          </table:table-cell>
          <table:table-cell table:style-name="ce8" office:value-type="float" office:value="69810662" calcext:value-type="float">
            <text:p>69 810 662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5929880" calcext:value-type="float">
            <text:p>5 929 880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753" calcext:value-type="float">
            <text:p>753</text:p>
          </table:table-cell>
          <table:table-cell table:style-name="ce8" office:value-type="float" office:value="30872963" calcext:value-type="float">
            <text:p>30 872 963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888" calcext:value-type="float">
            <text:p>888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21033561" calcext:value-type="float">
            <text:p>21 033 561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977" calcext:value-type="float">
            <text:p>1 977</text:p>
          </table:table-cell>
          <table:table-cell table:style-name="ce8" office:value-type="float" office:value="1785" calcext:value-type="float">
            <text:p>1 785</text:p>
          </table:table-cell>
          <table:table-cell table:style-name="ce8" office:value-type="float" office:value="73425344" calcext:value-type="float">
            <text:p>73 425 344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65" calcext:value-type="float">
            <text:p>465</text:p>
          </table:table-cell>
          <table:table-cell table:style-name="ce8" office:value-type="float" office:value="439" calcext:value-type="float">
            <text:p>439</text:p>
          </table:table-cell>
          <table:table-cell table:style-name="ce8" office:value-type="float" office:value="15176176" calcext:value-type="float">
            <text:p>15 176 176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977" calcext:value-type="float">
            <text:p>977</text:p>
          </table:table-cell>
          <table:table-cell table:style-name="ce8" office:value-type="float" office:value="891" calcext:value-type="float">
            <text:p>891</text:p>
          </table:table-cell>
          <table:table-cell table:style-name="ce8" office:value-type="float" office:value="35968407" calcext:value-type="float">
            <text:p>35 968 407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338" calcext:value-type="float">
            <text:p>1 338</text:p>
          </table:table-cell>
          <table:table-cell table:style-name="ce8" office:value-type="float" office:value="1249" calcext:value-type="float">
            <text:p>1 249</text:p>
          </table:table-cell>
          <table:table-cell table:style-name="ce8" office:value-type="float" office:value="49514609" calcext:value-type="float">
            <text:p>49 514 609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3471214" calcext:value-type="float">
            <text:p>3 471 214</text:p>
          </table:table-cell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327759" calcext:value-type="float">
            <text:p>1 327 759</text:p>
          </table:table-cell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1794776" calcext:value-type="float">
            <text:p>1 794 776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890559" calcext:value-type="float">
            <text:p>11 890 559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237" calcext:value-type="float">
            <text:p>1 237</text:p>
          </table:table-cell>
          <table:table-cell table:style-name="ce8" office:value-type="float" office:value="1139" calcext:value-type="float">
            <text:p>1 139</text:p>
          </table:table-cell>
          <table:table-cell table:style-name="ce8" office:value-type="float" office:value="50352759" calcext:value-type="float">
            <text:p>50 352 759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991364" calcext:value-type="float">
            <text:p>5 991 364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8833399" calcext:value-type="float">
            <text:p>8 833 399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258" calcext:value-type="float">
            <text:p>1 258</text:p>
          </table:table-cell>
          <table:table-cell table:style-name="ce8" office:value-type="float" office:value="1104" calcext:value-type="float">
            <text:p>1 104</text:p>
          </table:table-cell>
          <table:table-cell table:style-name="ce8" office:value-type="float" office:value="31849168" calcext:value-type="float">
            <text:p>31 849 168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95" calcext:value-type="float">
            <text:p>995</text:p>
          </table:table-cell>
          <table:table-cell table:style-name="ce8" office:value-type="float" office:value="940" calcext:value-type="float">
            <text:p>940</text:p>
          </table:table-cell>
          <table:table-cell table:style-name="ce8" office:value-type="float" office:value="40112666" calcext:value-type="float">
            <text:p>40 112 666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7712716" calcext:value-type="float">
            <text:p>7 712 716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21" calcext:value-type="float">
            <text:p>1 521</text:p>
          </table:table-cell>
          <table:table-cell table:style-name="ce8" office:value-type="float" office:value="1283" calcext:value-type="float">
            <text:p>1 283</text:p>
          </table:table-cell>
          <table:table-cell table:style-name="ce8" office:value-type="float" office:value="54924874" calcext:value-type="float">
            <text:p>54 924 874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886027" calcext:value-type="float">
            <text:p>1 886 027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6637267" calcext:value-type="float">
            <text:p>6 637 267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2189999" calcext:value-type="float">
            <text:p>2 189 999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6076652" calcext:value-type="float">
            <text:p>6 076 652</text:p>
          </table:table-cell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6372274" calcext:value-type="float">
            <text:p>6 372 274</text:p>
          </table:table-cell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23276" calcext:value-type="float">
            <text:p>1 023 276</text:p>
          </table:table-cell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322318" calcext:value-type="float">
            <text:p>2 322 318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3486239" calcext:value-type="float">
            <text:p>3 486 239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10279237" calcext:value-type="float">
            <text:p>10 279 237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708544" calcext:value-type="float">
            <text:p>708 544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6129209" calcext:value-type="float">
            <text:p>6 129 209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31" calcext:value-type="float">
            <text:p>731</text:p>
          </table:table-cell>
          <table:table-cell table:style-name="ce8" office:value-type="float" office:value="575" calcext:value-type="float">
            <text:p>575</text:p>
          </table:table-cell>
          <table:table-cell table:style-name="ce8" office:value-type="float" office:value="16324208" calcext:value-type="float">
            <text:p>16 324 208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392" calcext:value-type="float">
            <text:p>1 392</text:p>
          </table:table-cell>
          <table:table-cell table:style-name="ce8" office:value-type="float" office:value="1256" calcext:value-type="float">
            <text:p>1 256</text:p>
          </table:table-cell>
          <table:table-cell table:style-name="ce8" office:value-type="float" office:value="46910089" calcext:value-type="float">
            <text:p>46 910 089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3277392" calcext:value-type="float">
            <text:p>3 277 392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16" calcext:value-type="float">
            <text:p>816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34464389" calcext:value-type="float">
            <text:p>34 464 389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5116598" calcext:value-type="float">
            <text:p>5 116 598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358" calcext:value-type="float">
            <text:p>1 358</text:p>
          </table:table-cell>
          <table:table-cell table:style-name="ce8" office:value-type="float" office:value="1133" calcext:value-type="float">
            <text:p>1 133</text:p>
          </table:table-cell>
          <table:table-cell table:style-name="ce8" office:value-type="float" office:value="30263852" calcext:value-type="float">
            <text:p>30 263 852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629" calcext:value-type="float">
            <text:p>1 629</text:p>
          </table:table-cell>
          <table:table-cell table:style-name="ce8" office:value-type="float" office:value="1545" calcext:value-type="float">
            <text:p>1 545</text:p>
          </table:table-cell>
          <table:table-cell table:style-name="ce8" office:value-type="float" office:value="60624452" calcext:value-type="float">
            <text:p>60 624 452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5921341" calcext:value-type="float">
            <text:p>5 921 341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531" calcext:value-type="float">
            <text:p>531</text:p>
          </table:table-cell>
          <table:table-cell table:style-name="ce8" office:value-type="float" office:value="22843013" calcext:value-type="float">
            <text:p>22 843 013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3316410" calcext:value-type="float">
            <text:p>3 316 410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2043" calcext:value-type="float">
            <text:p>2 043</text:p>
          </table:table-cell>
          <table:table-cell table:style-name="ce8" office:value-type="float" office:value="1918" calcext:value-type="float">
            <text:p>1 918</text:p>
          </table:table-cell>
          <table:table-cell table:style-name="ce8" office:value-type="float" office:value="84688460" calcext:value-type="float">
            <text:p>84 688 460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875198" calcext:value-type="float">
            <text:p>1 875 198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3491260" calcext:value-type="float">
            <text:p>3 491 260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5554764" calcext:value-type="float">
            <text:p>5 554 764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61249" calcext:value-type="float">
            <text:p>761 249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39" calcext:value-type="float">
            <text:p>439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18254924" calcext:value-type="float">
            <text:p>18 254 924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5835" calcext:value-type="float">
            <text:p>905 835</text:p>
          </table:table-cell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242" calcext:value-type="float">
            <text:p>1 242</text:p>
          </table:table-cell>
          <table:table-cell table:style-name="ce8" office:value-type="float" office:value="1107" calcext:value-type="float">
            <text:p>1 107</text:p>
          </table:table-cell>
          <table:table-cell table:style-name="ce8" office:value-type="float" office:value="28337525" calcext:value-type="float">
            <text:p>28 337 525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898" calcext:value-type="float">
            <text:p>898</text:p>
          </table:table-cell>
          <table:table-cell table:style-name="ce8" office:value-type="float" office:value="887" calcext:value-type="float">
            <text:p>887</text:p>
          </table:table-cell>
          <table:table-cell table:style-name="ce8" office:value-type="float" office:value="33512043" calcext:value-type="float">
            <text:p>33 512 043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4678852" calcext:value-type="float">
            <text:p>4 678 852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5269837" calcext:value-type="float">
            <text:p>5 269 837</text:p>
          </table:table-cell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5074937" calcext:value-type="float">
            <text:p>5 074 937</text:p>
          </table:table-cell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873" calcext:value-type="float">
            <text:p>873</text:p>
          </table:table-cell>
          <table:table-cell table:style-name="ce8" office:value-type="float" office:value="820" calcext:value-type="float">
            <text:p>820</text:p>
          </table:table-cell>
          <table:table-cell table:style-name="ce8" office:value-type="float" office:value="37564216" calcext:value-type="float">
            <text:p>37 564 216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6042483" calcext:value-type="float">
            <text:p>6 042 483</text:p>
          </table:table-cell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14722721" calcext:value-type="float">
            <text:p>14 722 721</text:p>
          </table:table-cell>
        </table:table-row>
        <table:table-row table:style-name="ro2"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style-name="ce8" office:value-type="float" office:value="1302069" calcext:value-type="float">
            <text:p>1 302 069</text:p>
          </table:table-cell>
        </table:table-row>
        <table:table-row table:style-name="ro2"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473572" calcext:value-type="float">
            <text:p>1 473 572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247" calcext:value-type="float">
            <text:p>1 247</text:p>
          </table:table-cell>
          <table:table-cell table:style-name="ce8" office:value-type="float" office:value="1177" calcext:value-type="float">
            <text:p>1 177</text:p>
          </table:table-cell>
          <table:table-cell table:style-name="ce8" office:value-type="float" office:value="45662454" calcext:value-type="float">
            <text:p>45 662 454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3790373" calcext:value-type="float">
            <text:p>3 790 373</text:p>
          </table:table-cell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30" calcext:value-type="float">
            <text:p>730</text:p>
          </table:table-cell>
          <table:table-cell table:style-name="ce8" office:value-type="float" office:value="629" calcext:value-type="float">
            <text:p>629</text:p>
          </table:table-cell>
          <table:table-cell table:style-name="ce8" office:value-type="float" office:value="16274977" calcext:value-type="float">
            <text:p>16 274 977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766" calcext:value-type="float">
            <text:p>766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27427867" calcext:value-type="float">
            <text:p>27 427 867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469" calcext:value-type="float">
            <text:p>469</text:p>
          </table:table-cell>
          <table:table-cell table:style-name="ce8" office:value-type="float" office:value="18618606" calcext:value-type="float">
            <text:p>18 618 606</text:p>
          </table:table-cell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04605" calcext:value-type="float">
            <text:p>604 605</text:p>
          </table:table-cell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141830" calcext:value-type="float">
            <text:p>1 141 830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5913256" calcext:value-type="float">
            <text:p>5 913 256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2433" calcext:value-type="float">
            <text:p>2 433</text:p>
          </table:table-cell>
          <table:table-cell table:style-name="ce8" office:value-type="float" office:value="2249" calcext:value-type="float">
            <text:p>2 249</text:p>
          </table:table-cell>
          <table:table-cell table:style-name="ce8" office:value-type="float" office:value="90512585" calcext:value-type="float">
            <text:p>90 512 585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000" calcext:value-type="float">
            <text:p>1 000</text:p>
          </table:table-cell>
          <table:table-cell table:style-name="ce8" office:value-type="float" office:value="923" calcext:value-type="float">
            <text:p>923</text:p>
          </table:table-cell>
          <table:table-cell table:style-name="ce8" office:value-type="float" office:value="40081181" calcext:value-type="float">
            <text:p>40 081 181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5490871" calcext:value-type="float">
            <text:p>5 490 871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002" calcext:value-type="float">
            <text:p>1 002</text:p>
          </table:table-cell>
          <table:table-cell table:style-name="ce8" office:value-type="float" office:value="925" calcext:value-type="float">
            <text:p>925</text:p>
          </table:table-cell>
          <table:table-cell table:style-name="ce8" office:value-type="float" office:value="40151922" calcext:value-type="float">
            <text:p>40 151 922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5105632" calcext:value-type="float">
            <text:p>5 105 632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4513833" calcext:value-type="float">
            <text:p>4 513 833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96" calcext:value-type="float">
            <text:p>896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32879658" calcext:value-type="float">
            <text:p>32 879 658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771236" calcext:value-type="float">
            <text:p>1 771 236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229748" calcext:value-type="float">
            <text:p>2 229 748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308746" calcext:value-type="float">
            <text:p>1 308 746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48" calcext:value-type="float">
            <text:p>748</text:p>
          </table:table-cell>
          <table:table-cell table:style-name="ce8" office:value-type="float" office:value="693" calcext:value-type="float">
            <text:p>693</text:p>
          </table:table-cell>
          <table:table-cell table:style-name="ce8" office:value-type="float" office:value="28661371" calcext:value-type="float">
            <text:p>28 661 371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3113649" calcext:value-type="float">
            <text:p>3 113 649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4145957" calcext:value-type="float">
            <text:p>4 145 957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8312933" calcext:value-type="float">
            <text:p>8 312 933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15221679" calcext:value-type="float">
            <text:p>15 221 679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032016" calcext:value-type="float">
            <text:p>1 032 016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161" calcext:value-type="float">
            <text:p>1 161</text:p>
          </table:table-cell>
          <table:table-cell table:style-name="ce8" office:value-type="float" office:value="1090" calcext:value-type="float">
            <text:p>1 090</text:p>
          </table:table-cell>
          <table:table-cell table:style-name="ce8" office:value-type="float" office:value="47180128" calcext:value-type="float">
            <text:p>47 180 128</text:p>
          </table:table-cell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047464" calcext:value-type="float">
            <text:p>2 047 464</text:p>
          </table:table-cell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7154571" calcext:value-type="float">
            <text:p>7 154 571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65" calcext:value-type="float">
            <text:p>665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27599295" calcext:value-type="float">
            <text:p>27 599 295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13300301" calcext:value-type="float">
            <text:p>13 300 301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093421" calcext:value-type="float">
            <text:p>1 093 421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376" calcext:value-type="float">
            <text:p>3 376</text:p>
          </table:table-cell>
          <table:table-cell table:style-name="ce8" office:value-type="float" office:value="3127" calcext:value-type="float">
            <text:p>3 127</text:p>
          </table:table-cell>
          <table:table-cell table:style-name="ce8" office:value-type="float" office:value="142486968" calcext:value-type="float">
            <text:p>142 486 968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3942454" calcext:value-type="float">
            <text:p>3 942 454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4399812" calcext:value-type="float">
            <text:p>4 399 812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6009656" calcext:value-type="float">
            <text:p>6 009 656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575660" calcext:value-type="float">
            <text:p>1 575 660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38" calcext:value-type="float">
            <text:p>638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12085915" calcext:value-type="float">
            <text:p>12 085 915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19296792" calcext:value-type="float">
            <text:p>19 296 792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590447" calcext:value-type="float">
            <text:p>1 590 447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321710" calcext:value-type="float">
            <text:p>2 321 710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0600913" calcext:value-type="float">
            <text:p>20 600 913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float" office:value="2262561" calcext:value-type="float">
            <text:p>2 262 561</text:p>
          </table:table-cell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63" calcext:value-type="float">
            <text:p>463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17119465" calcext:value-type="float">
            <text:p>17 119 465</text:p>
          </table:table-cell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15974" calcext:value-type="float">
            <text:p>615 974</text:p>
          </table:table-cell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169123" calcext:value-type="float">
            <text:p>2 169 123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6667" calcext:value-type="float">
            <text:p>356 667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74" calcext:value-type="float">
            <text:p>574</text:p>
          </table:table-cell>
          <table:table-cell table:style-name="ce8" office:value-type="float" office:value="543" calcext:value-type="float">
            <text:p>543</text:p>
          </table:table-cell>
          <table:table-cell table:style-name="ce8" office:value-type="float" office:value="21008361" calcext:value-type="float">
            <text:p>21 008 361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5090681" calcext:value-type="float">
            <text:p>5 090 681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11885454" calcext:value-type="float">
            <text:p>11 885 454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6637774" calcext:value-type="float">
            <text:p>6 637 774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10799" calcext:value-type="float">
            <text:p>10 799</text:p>
          </table:table-cell>
          <table:table-cell table:style-name="ce8" office:value-type="float" office:value="10165" calcext:value-type="float">
            <text:p>10 165</text:p>
          </table:table-cell>
          <table:table-cell table:style-name="ce8" office:value-type="float" office:value="541361747" calcext:value-type="float">
            <text:p>541 361 747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2276236" calcext:value-type="float">
            <text:p>12 276 236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206" calcext:value-type="float">
            <text:p>3 206</text:p>
          </table:table-cell>
          <table:table-cell table:style-name="ce8" office:value-type="float" office:value="2656" calcext:value-type="float">
            <text:p>2 656</text:p>
          </table:table-cell>
          <table:table-cell table:style-name="ce8" office:value-type="float" office:value="120230977" calcext:value-type="float">
            <text:p>120 230 977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4800426" calcext:value-type="float">
            <text:p>4 800 426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3236" calcext:value-type="float">
            <text:p>3 236</text:p>
          </table:table-cell>
          <table:table-cell table:style-name="ce8" office:value-type="float" office:value="2914" calcext:value-type="float">
            <text:p>2 914</text:p>
          </table:table-cell>
          <table:table-cell table:style-name="ce8" office:value-type="float" office:value="142198292" calcext:value-type="float">
            <text:p>142 198 292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6707931" calcext:value-type="float">
            <text:p>6 707 931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5806258" calcext:value-type="float">
            <text:p>5 806 258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311113" calcext:value-type="float">
            <text:p>10 311 113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75" calcext:value-type="float">
            <text:p>575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25877281" calcext:value-type="float">
            <text:p>25 877 281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29883295" calcext:value-type="float">
            <text:p>29 883 295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8362" calcext:value-type="float">
            <text:p>8 362</text:p>
          </table:table-cell>
          <table:table-cell table:style-name="ce8" office:value-type="float" office:value="7848" calcext:value-type="float">
            <text:p>7 848</text:p>
          </table:table-cell>
          <table:table-cell table:style-name="ce8" office:value-type="float" office:value="418080568" calcext:value-type="float">
            <text:p>418 080 568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2280062" calcext:value-type="float">
            <text:p>2 280 062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61" calcext:value-type="float">
            <text:p>461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17030347" calcext:value-type="float">
            <text:p>17 030 347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2157649" calcext:value-type="float">
            <text:p>2 157 649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4" calcext:value-type="float">
            <text:p>504</text:p>
          </table:table-cell>
          <table:table-cell table:style-name="ce8" office:value-type="float" office:value="461" calcext:value-type="float">
            <text:p>461</text:p>
          </table:table-cell>
          <table:table-cell table:style-name="ce8" office:value-type="float" office:value="16881482" calcext:value-type="float">
            <text:p>16 881 482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3134101" calcext:value-type="float">
            <text:p>3 134 101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401" calcext:value-type="float">
            <text:p>401</text:p>
          </table:table-cell>
          <table:table-cell table:style-name="ce8" office:value-type="float" office:value="13181560" calcext:value-type="float">
            <text:p>13 181 560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4591890" calcext:value-type="float">
            <text:p>4 591 890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12234053" calcext:value-type="float">
            <text:p>12 234 053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59" calcext:value-type="float">
            <text:p>359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8320566" calcext:value-type="float">
            <text:p>8 320 566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59" calcext:value-type="float">
            <text:p>659</text:p>
          </table:table-cell>
          <table:table-cell table:style-name="ce8" office:value-type="float" office:value="615" calcext:value-type="float">
            <text:p>615</text:p>
          </table:table-cell>
          <table:table-cell table:style-name="ce8" office:value-type="float" office:value="25646611" calcext:value-type="float">
            <text:p>25 646 611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389680" calcext:value-type="float">
            <text:p>2 389 680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31" calcext:value-type="float">
            <text:p>631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23655046" calcext:value-type="float">
            <text:p>23 655 046</text:p>
          </table:table-cell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504" calcext:value-type="float">
            <text:p>504</text:p>
          </table:table-cell>
          <table:table-cell table:style-name="ce8" office:value-type="float" office:value="20321658" calcext:value-type="float">
            <text:p>20 321 658</text:p>
          </table:table-cell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549721" calcext:value-type="float">
            <text:p>1 549 721</text:p>
          </table:table-cell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5892852" calcext:value-type="float">
            <text:p>5 892 852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03" calcext:value-type="float">
            <text:p>403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12641088" calcext:value-type="float">
            <text:p>12 641 088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7408753" calcext:value-type="float">
            <text:p>7 408 753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75" calcext:value-type="float">
            <text:p>575</text:p>
          </table:table-cell>
          <table:table-cell table:style-name="ce8" office:value-type="float" office:value="537" calcext:value-type="float">
            <text:p>537</text:p>
          </table:table-cell>
          <table:table-cell table:style-name="ce8" office:value-type="float" office:value="23212527" calcext:value-type="float">
            <text:p>23 212 527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261462" calcext:value-type="float">
            <text:p>1 261 462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359" calcext:value-type="float">
            <text:p>359</text:p>
          </table:table-cell>
          <table:table-cell table:style-name="ce8" office:value-type="float" office:value="9379690" calcext:value-type="float">
            <text:p>9 379 690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9523592" calcext:value-type="float">
            <text:p>9 523 592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4243241" calcext:value-type="float">
            <text:p>4 243 241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5890495" calcext:value-type="float">
            <text:p>5 890 495</text:p>
          </table:table-cell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8394362" calcext:value-type="float">
            <text:p>8 394 362</text:p>
          </table:table-cell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93908" calcext:value-type="float">
            <text:p>793 908</text:p>
          </table:table-cell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3044038" calcext:value-type="float">
            <text:p>3 044 038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5599312" calcext:value-type="float">
            <text:p>5 599 312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283" calcext:value-type="float">
            <text:p>283</text:p>
          </table:table-cell>
          <table:table-cell table:style-name="ce8" office:value-type="float" office:value="11049294" calcext:value-type="float">
            <text:p>11 049 294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435002" calcext:value-type="float">
            <text:p>2 435 002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4771280" calcext:value-type="float">
            <text:p>4 771 280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622338" calcext:value-type="float">
            <text:p>1 622 338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071461" calcext:value-type="float">
            <text:p>2 071 461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21070021" calcext:value-type="float">
            <text:p>21 070 021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489659" calcext:value-type="float">
            <text:p>1 489 659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516" calcext:value-type="float">
            <text:p>2 516</text:p>
          </table:table-cell>
          <table:table-cell table:style-name="ce8" office:value-type="float" office:value="2446" calcext:value-type="float">
            <text:p>2 446</text:p>
          </table:table-cell>
          <table:table-cell table:style-name="ce8" office:value-type="float" office:value="137353283" calcext:value-type="float">
            <text:p>137 353 283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235402" calcext:value-type="float">
            <text:p>1 235 402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10952107" calcext:value-type="float">
            <text:p>10 952 107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576" calcext:value-type="float">
            <text:p>576</text:p>
          </table:table-cell>
          <table:table-cell table:style-name="ce8" office:value-type="float" office:value="24376229" calcext:value-type="float">
            <text:p>24 376 229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351" calcext:value-type="float">
            <text:p>1 351</text:p>
          </table:table-cell>
          <table:table-cell table:style-name="ce8" office:value-type="float" office:value="1263" calcext:value-type="float">
            <text:p>1 263</text:p>
          </table:table-cell>
          <table:table-cell table:style-name="ce8" office:value-type="float" office:value="51882962" calcext:value-type="float">
            <text:p>51 882 962</text:p>
          </table:table-cell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2" calcext:value-type="float">
            <text:p>312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8688355" calcext:value-type="float">
            <text:p>8 688 355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7283227" calcext:value-type="float">
            <text:p>7 283 227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SANTE HUMAINE (QA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1" calcext:value-type="float">
            <text:p>97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1" calcext:value-type="float">
            <text:p>97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12214887" calcext:value-type="float">
            <text:p>12 214 887</text:p>
          </table:table-cell>
        </table:table-row>
        <table:table-row table:style-name="ro2">
          <table:table-cell table:style-name="ce15" office:value-type="float" office:value="971" calcext:value-type="float">
            <text:p>971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2" calcext:value-type="float">
            <text:p>97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2" calcext:value-type="float">
            <text:p>972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3" calcext:value-type="float">
            <text:p>97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710631" calcext:value-type="float">
            <text:p>1 710 631</text:p>
          </table:table-cell>
        </table:table-row>
        <table:table-row table:style-name="ro2">
          <table:table-cell table:style-name="ce15" office:value-type="float" office:value="974" calcext:value-type="float">
            <text:p>97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68" calcext:value-type="float">
            <text:p>668</text:p>
          </table:table-cell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27030726" calcext:value-type="float">
            <text:p>27 030 726</text:p>
          </table:table-cell>
        </table:table-row>
        <table:table-row table:style-name="ro2">
          <table:table-cell table:style-name="ce15" office:value-type="float" office:value="974" calcext:value-type="float">
            <text:p>974</text:p>
          </table:table-cell>
          <table:table-cell table:style-name="ce15" office:value-type="string" calcext:value-type="string">
            <text:p>AUTRES SECTEURS D ACTIVITE DES MUTUELLES</text:p>
          </table:table-cell>
          <table:table-cell table:style-name="ce15" office:value-type="string" calcext:value-type="string">
            <text:p>Ensemb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4669" calcext:value-type="float">
            <text:p>804 669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76309" calcext:value-type="float">
            <text:p>376 309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03" calcext:value-type="float">
            <text:p>403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14384386" calcext:value-type="float">
            <text:p>14 384 386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68913" calcext:value-type="float">
            <text:p>368 913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13809990" calcext:value-type="float">
            <text:p>13 809 990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340943" calcext:value-type="float">
            <text:p>1 340 943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float" office:value="2322538" calcext:value-type="float">
            <text:p>2 322 538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3334589" calcext:value-type="float">
            <text:p>3 334 58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04" calcext:value-type="float">
            <text:p>10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577350" calcext:value-type="float">
            <text:p>1 577 350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79022" calcext:value-type="float">
            <text:p>579 022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6968853" calcext:value-type="float">
            <text:p>6 968 853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853079" calcext:value-type="float">
            <text:p>1 853 079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5448738" calcext:value-type="float">
            <text:p>5 448 738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6162461" calcext:value-type="float">
            <text:p>6 162 461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2564" calcext:value-type="float">
            <text:p>2 564</text:p>
          </table:table-cell>
          <table:table-cell table:style-name="ce8" office:value-type="float" office:value="2293" calcext:value-type="float">
            <text:p>2 293</text:p>
          </table:table-cell>
          <table:table-cell table:style-name="ce8" office:value-type="float" office:value="95504127" calcext:value-type="float">
            <text:p>95 504 127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3213575" calcext:value-type="float">
            <text:p>3 213 575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11291366" calcext:value-type="float">
            <text:p>11 291 366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18077415" calcext:value-type="float">
            <text:p>18 077 415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14058709" calcext:value-type="float">
            <text:p>14 058 709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7537147" calcext:value-type="float">
            <text:p>7 537 147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76" calcext:value-type="float">
            <text:p>1 676</text:p>
          </table:table-cell>
          <table:table-cell table:style-name="ce8" office:value-type="float" office:value="1343" calcext:value-type="float">
            <text:p>1 343</text:p>
          </table:table-cell>
          <table:table-cell table:style-name="ce8" office:value-type="float" office:value="26699687" calcext:value-type="float">
            <text:p>26 699 687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61" calcext:value-type="float">
            <text:p>1 061</text:p>
          </table:table-cell>
          <table:table-cell table:style-name="ce8" office:value-type="float" office:value="902" calcext:value-type="float">
            <text:p>902</text:p>
          </table:table-cell>
          <table:table-cell table:style-name="ce8" office:value-type="float" office:value="24696376" calcext:value-type="float">
            <text:p>24 696 376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34377764" calcext:value-type="float">
            <text:p>34 377 764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6163978" calcext:value-type="float">
            <text:p>6 163 978</text:p>
          </table:table-cell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686" calcext:value-type="float">
            <text:p>686</text:p>
          </table:table-cell>
          <table:table-cell table:style-name="ce8" office:value-type="float" office:value="24551417" calcext:value-type="float">
            <text:p>24 551 417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60305" calcext:value-type="float">
            <text:p>360 305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14334739" calcext:value-type="float">
            <text:p>14 334 739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11" calcext:value-type="float">
            <text:p>1 011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18957933" calcext:value-type="float">
            <text:p>18 957 933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75" calcext:value-type="float">
            <text:p>675</text:p>
          </table:table-cell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17290621" calcext:value-type="float">
            <text:p>17 290 621</text:p>
          </table:table-cell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853" calcext:value-type="float">
            <text:p>853</text:p>
          </table:table-cell>
          <table:table-cell table:style-name="ce8" office:value-type="float" office:value="774" calcext:value-type="float">
            <text:p>774</text:p>
          </table:table-cell>
          <table:table-cell table:style-name="ce8" office:value-type="float" office:value="30030678" calcext:value-type="float">
            <text:p>30 030 678</text:p>
          </table:table-cell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5755175" calcext:value-type="float">
            <text:p>5 755 175</text:p>
          </table:table-cell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92" calcext:value-type="float">
            <text:p>392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7619863" calcext:value-type="float">
            <text:p>7 619 863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9620041" calcext:value-type="float">
            <text:p>9 620 041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A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17051" calcext:value-type="float">
            <text:p>717 051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086953" calcext:value-type="float">
            <text:p>2 086 953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2B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7318650" calcext:value-type="float">
            <text:p>7 318 650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837" calcext:value-type="float">
            <text:p>1 837</text:p>
          </table:table-cell>
          <table:table-cell table:style-name="ce8" office:value-type="float" office:value="1707" calcext:value-type="float">
            <text:p>1 707</text:p>
          </table:table-cell>
          <table:table-cell table:style-name="ce8" office:value-type="float" office:value="72346088" calcext:value-type="float">
            <text:p>72 346 088</text:p>
          </table:table-cell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524081" calcext:value-type="float">
            <text:p>524 081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935" calcext:value-type="float">
            <text:p>1 935</text:p>
          </table:table-cell>
          <table:table-cell table:style-name="ce8" office:value-type="float" office:value="1774" calcext:value-type="float">
            <text:p>1 774</text:p>
          </table:table-cell>
          <table:table-cell table:style-name="ce8" office:value-type="float" office:value="69286581" calcext:value-type="float">
            <text:p>69 286 581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37222" calcext:value-type="float">
            <text:p>737 222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849" calcext:value-type="float">
            <text:p>849</text:p>
          </table:table-cell>
          <table:table-cell table:style-name="ce8" office:value-type="float" office:value="747" calcext:value-type="float">
            <text:p>747</text:p>
          </table:table-cell>
          <table:table-cell table:style-name="ce8" office:value-type="float" office:value="20296339" calcext:value-type="float">
            <text:p>20 296 339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04483" calcext:value-type="float">
            <text:p>404 483</text:p>
          </table:table-cell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966" calcext:value-type="float">
            <text:p>1 966</text:p>
          </table:table-cell>
          <table:table-cell table:style-name="ce8" office:value-type="float" office:value="1775" calcext:value-type="float">
            <text:p>1 775</text:p>
          </table:table-cell>
          <table:table-cell table:style-name="ce8" office:value-type="float" office:value="73020861" calcext:value-type="float">
            <text:p>73 020 861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3174753" calcext:value-type="float">
            <text:p>3 174 753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256" calcext:value-type="float">
            <text:p>1 256</text:p>
          </table:table-cell>
          <table:table-cell table:style-name="ce8" office:value-type="float" office:value="1169" calcext:value-type="float">
            <text:p>1 169</text:p>
          </table:table-cell>
          <table:table-cell table:style-name="ce8" office:value-type="float" office:value="46339856" calcext:value-type="float">
            <text:p>46 339 856</text:p>
          </table:table-cell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894102" calcext:value-type="float">
            <text:p>1 894 102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23" calcext:value-type="float">
            <text:p>423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9996457" calcext:value-type="float">
            <text:p>9 996 457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397894" calcext:value-type="float">
            <text:p>1 397 894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206" calcext:value-type="float">
            <text:p>1 206</text:p>
          </table:table-cell>
          <table:table-cell table:style-name="ce8" office:value-type="float" office:value="1059" calcext:value-type="float">
            <text:p>1 059</text:p>
          </table:table-cell>
          <table:table-cell table:style-name="ce8" office:value-type="float" office:value="30451274" calcext:value-type="float">
            <text:p>30 451 274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17382" calcext:value-type="float">
            <text:p>717 382</text:p>
          </table:table-cell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979" calcext:value-type="float">
            <text:p>979</text:p>
          </table:table-cell>
          <table:table-cell table:style-name="ce8" office:value-type="float" office:value="927" calcext:value-type="float">
            <text:p>927</text:p>
          </table:table-cell>
          <table:table-cell table:style-name="ce8" office:value-type="float" office:value="39395284" calcext:value-type="float">
            <text:p>39 395 284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8399" calcext:value-type="float">
            <text:p>138 399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747628" calcext:value-type="float">
            <text:p>1 747 628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58653" calcext:value-type="float">
            <text:p>358 653</text:p>
          </table:table-cell>
        </table:table-row>
        <table:table-row table:style-name="ro2"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9920584" calcext:value-type="float">
            <text:p>9 920 584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167717" calcext:value-type="float">
            <text:p>1 167 717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15156491" calcext:value-type="float">
            <text:p>15 156 491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5116598" calcext:value-type="float">
            <text:p>5 116 598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3077047" calcext:value-type="float">
            <text:p>3 077 047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207" calcext:value-type="float">
            <text:p>1 207</text:p>
          </table:table-cell>
          <table:table-cell table:style-name="ce8" office:value-type="float" office:value="1016" calcext:value-type="float">
            <text:p>1 016</text:p>
          </table:table-cell>
          <table:table-cell table:style-name="ce8" office:value-type="float" office:value="27186805" calcext:value-type="float">
            <text:p>27 186 805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5554764" calcext:value-type="float">
            <text:p>5 554 764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24" calcext:value-type="float">
            <text:p>524</text:p>
          </table:table-cell>
          <table:table-cell table:style-name="ce8" office:value-type="float" office:value="492" calcext:value-type="float">
            <text:p>492</text:p>
          </table:table-cell>
          <table:table-cell table:style-name="ce8" office:value-type="float" office:value="12515176" calcext:value-type="float">
            <text:p>12 515 176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616" calcext:value-type="float">
            <text:p>616</text:p>
          </table:table-cell>
          <table:table-cell table:style-name="ce8" office:value-type="float" office:value="15822349" calcext:value-type="float">
            <text:p>15 822 349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14722721" calcext:value-type="float">
            <text:p>14 722 721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2689876" calcext:value-type="float">
            <text:p>2 689 876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13585101" calcext:value-type="float">
            <text:p>13 585 101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07166" calcext:value-type="float">
            <text:p>607 166</text:p>
          </table:table-cell>
        </table:table-row>
        <table:table-row table:style-name="ro2"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96" calcext:value-type="float">
            <text:p>496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18011440" calcext:value-type="float">
            <text:p>18 011 440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000" calcext:value-type="float">
            <text:p>1 000</text:p>
          </table:table-cell>
          <table:table-cell table:style-name="ce8" office:value-type="float" office:value="923" calcext:value-type="float">
            <text:p>923</text:p>
          </table:table-cell>
          <table:table-cell table:style-name="ce8" office:value-type="float" office:value="40081181" calcext:value-type="float">
            <text:p>40 081 181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002" calcext:value-type="float">
            <text:p>1 002</text:p>
          </table:table-cell>
          <table:table-cell table:style-name="ce8" office:value-type="float" office:value="925" calcext:value-type="float">
            <text:p>925</text:p>
          </table:table-cell>
          <table:table-cell table:style-name="ce8" office:value-type="float" office:value="40151922" calcext:value-type="float">
            <text:p>40 151 922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5552" calcext:value-type="float">
            <text:p>525 552</text:p>
          </table:table-cell>
        </table:table-row>
        <table:table-row table:style-name="ro2"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84" calcext:value-type="float">
            <text:p>884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32354106" calcext:value-type="float">
            <text:p>32 354 106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308746" calcext:value-type="float">
            <text:p>1 308 746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3" calcext:value-type="float">
            <text:p>6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15221679" calcext:value-type="float">
            <text:p>15 221 679</text:p>
          </table:table-cell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64760" calcext:value-type="float">
            <text:p>1 164 760</text:p>
          </table:table-cell>
        </table:table-row>
        <table:table-row table:style-name="ro2"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140" calcext:value-type="float">
            <text:p>1 140</text:p>
          </table:table-cell>
          <table:table-cell table:style-name="ce8" office:value-type="float" office:value="1069" calcext:value-type="float">
            <text:p>1 069</text:p>
          </table:table-cell>
          <table:table-cell table:style-name="ce8" office:value-type="float" office:value="46015368" calcext:value-type="float">
            <text:p>46 015 368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65" calcext:value-type="float">
            <text:p>665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27599295" calcext:value-type="float">
            <text:p>27 599 295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2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48" calcext:value-type="float">
            <text:p>14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6009656" calcext:value-type="float">
            <text:p>6 009 656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86" calcext:value-type="float">
            <text:p>486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8179901" calcext:value-type="float">
            <text:p>8 179 901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3906014" calcext:value-type="float">
            <text:p>3 906 014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0600913" calcext:value-type="float">
            <text:p>20 600 913</text:p>
          </table:table-cell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6667" calcext:value-type="float">
            <text:p>356 667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7131815" calcext:value-type="float">
            <text:p>7 131 815</text:p>
          </table:table-cell>
        </table:table-row>
        <table:table-row table:style-name="ro2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10651" calcext:value-type="float">
            <text:p>10 651</text:p>
          </table:table-cell>
          <table:table-cell table:style-name="ce8" office:value-type="float" office:value="10023" calcext:value-type="float">
            <text:p>10 023</text:p>
          </table:table-cell>
          <table:table-cell table:style-name="ce8" office:value-type="float" office:value="534229932" calcext:value-type="float">
            <text:p>534 229 932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3223" calcext:value-type="float">
            <text:p>3 223</text:p>
          </table:table-cell>
          <table:table-cell table:style-name="ce8" office:value-type="float" office:value="2904" calcext:value-type="float">
            <text:p>2 904</text:p>
          </table:table-cell>
          <table:table-cell table:style-name="ce8" office:value-type="float" office:value="141784556" calcext:value-type="float">
            <text:p>141 784 556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43673" calcext:value-type="float">
            <text:p>343 673</text:p>
          </table:table-cell>
        </table:table-row>
        <table:table-row table:style-name="ro2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66" calcext:value-type="float">
            <text:p>566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25533608" calcext:value-type="float">
            <text:p>25 533 608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8362" calcext:value-type="float">
            <text:p>8 362</text:p>
          </table:table-cell>
          <table:table-cell table:style-name="ce8" office:value-type="float" office:value="7848" calcext:value-type="float">
            <text:p>7 848</text:p>
          </table:table-cell>
          <table:table-cell table:style-name="ce8" office:value-type="float" office:value="418080568" calcext:value-type="float">
            <text:p>418 080 568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633282" calcext:value-type="float">
            <text:p>633 282</text:p>
          </table:table-cell>
        </table:table-row>
        <table:table-row table:style-name="ro2"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16248200" calcext:value-type="float">
            <text:p>16 248 200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339893" calcext:value-type="float">
            <text:p>1 339 893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3251997" calcext:value-type="float">
            <text:p>3 251 997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2516062" calcext:value-type="float">
            <text:p>2 516 062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5804504" calcext:value-type="float">
            <text:p>5 804 504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781325" calcext:value-type="float">
            <text:p>1 781 325</text:p>
          </table:table-cell>
        </table:table-row>
        <table:table-row table:style-name="ro2"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5" calcext:value-type="float">
            <text:p>615</text:p>
          </table:table-cell>
          <table:table-cell table:style-name="ce8" office:value-type="float" office:value="574" calcext:value-type="float">
            <text:p>574</text:p>
          </table:table-cell>
          <table:table-cell table:style-name="ce8" office:value-type="float" office:value="23865286" calcext:value-type="float">
            <text:p>23 865 286</text:p>
          </table:table-cell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2605068" calcext:value-type="float">
            <text:p>2 605 068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6774622" calcext:value-type="float">
            <text:p>6 774 622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5163" calcext:value-type="float">
            <text:p>265 163</text:p>
          </table:table-cell>
        </table:table-row>
        <table:table-row table:style-name="ro2"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8129199" calcext:value-type="float">
            <text:p>8 129 199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5553215" calcext:value-type="float">
            <text:p>5 553 215</text:p>
          </table:table-cell>
        </table:table-row>
        <table:table-row table:style-name="ro2"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15516806" calcext:value-type="float">
            <text:p>15 516 806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488" calcext:value-type="float">
            <text:p>2 488</text:p>
          </table:table-cell>
          <table:table-cell table:style-name="ce8" office:value-type="float" office:value="2421" calcext:value-type="float">
            <text:p>2 421</text:p>
          </table:table-cell>
          <table:table-cell table:style-name="ce8" office:value-type="float" office:value="133748455" calcext:value-type="float">
            <text:p>133 748 455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Hebergement medico-social et social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1" calcext:value-type="float">
            <text:p>971</text:p>
          </table:table-cell>
          <table:table-cell table:style-name="ce15" office:value-type="string" calcext:value-type="string">
            <text:p>ACTION SOCIALE (QB)</text:p>
          </table:table-cell>
          <table:table-cell table:style-name="ce15" office:value-type="string" calcext:value-type="string">
            <text:p>Action sociale sans hebergeme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1" calcext:value-type="float">
            <text:p>971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12214887" calcext:value-type="float">
            <text:p>12 214 887</text:p>
          </table:table-cell>
        </table:table-row>
        <table:table-row table:style-name="ro2">
          <table:table-cell table:style-name="ce15" office:value-type="float" office:value="972" calcext:value-type="float">
            <text:p>972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3" calcext:value-type="float">
            <text:p>97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5" office:value-type="float" office:value="973" calcext:value-type="float">
            <text:p>973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ssurances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s</text:p>
          </table:table-cell>
        </table:table-row>
        <table:table-row table:style-name="ro2">
          <table:table-cell table:style-name="ce16" office:value-type="float" office:value="974" calcext:value-type="float">
            <text:p>974</text:p>
          </table:table-cell>
          <table:table-cell table:style-name="ce16" office:value-type="string" calcext:value-type="string">
            <text:p>ACTIVITES FINANCIERES ET ASSURANCES (KZ)</text:p>
          </table:table-cell>
          <table:table-cell table:style-name="ce16" office:value-type="string" calcext:value-type="string">
            <text:p>Assuranc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668" calcext:value-type="float">
            <text:p>668</text:p>
          </table:table-cell>
          <table:table-cell table:style-name="ce9" office:value-type="float" office:value="608" calcext:value-type="float">
            <text:p>608</text:p>
          </table:table-cell>
          <table:table-cell table:style-name="ce9" office:value-type="float" office:value="27030726" calcext:value-type="float">
            <text:p>27 030 726</text:p>
          </table:table-cell>
        </table:table-row>
        <table:table-row table:style-name="ro2" table:number-rows-repeated="104749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TC11.A9:TC11.G108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3:00:14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2T13:03:54.696000000</dc:date>
    <dc:creator>Régis Arthaut</dc:creator>
    <meta:editing-duration>PT8M29S</meta:editing-duration>
    <meta:editing-cycles>2</meta:editing-cycles>
    <meta:generator>LibreOffice/6.4.6.2$Windows_X86_64 LibreOffice_project/0ce51a4fd21bff07a5c061082cc82c5ed232f115</meta:generator>
    <meta:document-statistic meta:table-count="1" meta:cell-count="7537" meta:object-count="0"/>
  </office:meta>
</office:document-meta>
</file>